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in" fo:margin-bottom="0in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in" fo:margin-bottom="0in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in" fo:margin-bottom="0in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in" fo:margin-bottom="0in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in" fo:margin-bottom="0in" style:contextual-spacing="false"/>
    </style:style>
    <style:style style:name="P44" style:family="paragraph" style:parent-style-name="Text_20_body" style:list-style-name="L23"/>
    <style:style style:name="P45" style:family="paragraph" style:parent-style-name="Text_20_body" style:list-style-name="L23">
      <style:paragraph-properties fo:margin-top="0in" fo:margin-bottom="0in" style:contextual-spacing="false"/>
    </style:style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in" fo:margin-bottom="0in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in" fo:margin-bottom="0in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in" fo:margin-bottom="0in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in" fo:margin-bottom="0in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9"/>
    <style:style style:name="P56" style:family="paragraph" style:parent-style-name="Text_20_body" style:list-style-name="L29">
      <style:paragraph-properties fo:margin-top="0in" fo:margin-bottom="0in" style:contextual-spacing="false"/>
    </style:style>
    <style:style style:name="P57" style:family="paragraph" style:parent-style-name="Text_20_body" style:list-style-name="L30"/>
    <style:style style:name="P58" style:family="paragraph" style:parent-style-name="Text_20_body" style:list-style-name="L30">
      <style:paragraph-properties fo:margin-top="0in" fo:margin-bottom="0in" style:contextual-spacing="false"/>
    </style:style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in" fo:margin-bottom="0in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2">
      <style:paragraph-properties fo:margin-top="0in" fo:margin-bottom="0in" style:contextual-spacing="false"/>
    </style:style>
    <style:style style:name="P63" style:family="paragraph" style:parent-style-name="Text_20_body" style:list-style-name="L33"/>
    <style:style style:name="P64" style:family="paragraph" style:parent-style-name="Text_20_body" style:list-style-name="L33">
      <style:paragraph-properties fo:margin-top="0in" fo:margin-bottom="0in" style:contextual-spacing="false"/>
    </style:style>
    <style:style style:name="P65" style:family="paragraph" style:parent-style-name="Text_20_body" style:list-style-name="L34"/>
    <style:style style:name="P66" style:family="paragraph" style:parent-style-name="Text_20_body" style:list-style-name="L34">
      <style:paragraph-properties fo:margin-top="0in" fo:margin-bottom="0in" style:contextual-spacing="false"/>
    </style:style>
    <style:style style:name="P67" style:family="paragraph" style:parent-style-name="Text_20_body" style:list-style-name="L35"/>
    <style:style style:name="P68" style:family="paragraph" style:parent-style-name="Text_20_body" style:list-style-name="L35">
      <style:paragraph-properties fo:margin-top="0in" fo:margin-bottom="0in" style:contextual-spacing="false"/>
    </style:style>
    <style:style style:name="P69" style:family="paragraph" style:parent-style-name="Text_20_body" style:list-style-name="L36"/>
    <style:style style:name="P70" style:family="paragraph" style:parent-style-name="Text_20_body" style:list-style-name="L36">
      <style:paragraph-properties fo:margin-top="0in" fo:margin-bottom="0in" style:contextual-spacing="false"/>
    </style:style>
    <style:style style:name="P71" style:family="paragraph" style:parent-style-name="Text_20_body" style:list-style-name="L37"/>
    <style:style style:name="P72" style:family="paragraph" style:parent-style-name="Text_20_body" style:list-style-name="L37">
      <style:paragraph-properties fo:margin-top="0in" fo:margin-bottom="0in" style:contextual-spacing="false"/>
    </style:style>
    <style:style style:name="P73" style:family="paragraph" style:parent-style-name="Text_20_body" style:list-style-name="L38"/>
    <style:style style:name="P74" style:family="paragraph" style:parent-style-name="Text_20_body" style:list-style-name="L38">
      <style:paragraph-properties fo:margin-top="0in" fo:margin-bottom="0in" style:contextual-spacing="false"/>
    </style:style>
    <style:style style:name="P75" style:family="paragraph" style:parent-style-name="Text_20_body" style:list-style-name="L39"/>
    <style:style style:name="P76" style:family="paragraph" style:parent-style-name="Text_20_body" style:list-style-name="L39">
      <style:paragraph-properties fo:margin-top="0in" fo:margin-bottom="0in" style:contextual-spacing="false"/>
    </style:style>
    <style:style style:name="P77" style:family="paragraph" style:parent-style-name="Text_20_body" style:list-style-name="L40"/>
    <style:style style:name="P78" style:family="paragraph" style:parent-style-name="Text_20_body" style:list-style-name="L40">
      <style:paragraph-properties fo:margin-top="0in" fo:margin-bottom="0in" style:contextual-spacing="false"/>
    </style:style>
    <style:style style:name="P79" style:family="paragraph" style:parent-style-name="Text_20_body" style:list-style-name="L41"/>
    <style:style style:name="P80" style:family="paragraph" style:parent-style-name="Text_20_body" style:list-style-name="L41">
      <style:paragraph-properties fo:margin-top="0in" fo:margin-bottom="0in" style:contextual-spacing="false"/>
    </style:style>
    <style:style style:name="P81" style:family="paragraph" style:parent-style-name="Text_20_body" style:list-style-name="L42"/>
    <style:style style:name="P82" style:family="paragraph" style:parent-style-name="Text_20_body" style:list-style-name="L42">
      <style:paragraph-properties fo:margin-top="0in" fo:margin-bottom="0in" style:contextual-spacing="false"/>
    </style:style>
    <style:style style:name="P83" style:family="paragraph" style:parent-style-name="Text_20_body" style:list-style-name="L43"/>
    <style:style style:name="P84" style:family="paragraph" style:parent-style-name="Text_20_body" style:list-style-name="L43">
      <style:paragraph-properties fo:margin-top="0in" fo:margin-bottom="0in" style:contextual-spacing="false"/>
    </style:style>
    <style:style style:name="P85" style:family="paragraph" style:parent-style-name="Text_20_body" style:list-style-name="L44"/>
    <style:style style:name="P86" style:family="paragraph" style:parent-style-name="Text_20_body" style:list-style-name="L44">
      <style:paragraph-properties fo:margin-top="0in" fo:margin-bottom="0in" style:contextual-spacing="false"/>
    </style:style>
    <style:style style:name="P8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88" style:family="paragraph" style:parent-style-name="Text_20_body" style:list-style-name="L45"/>
    <style:style style:name="P89" style:family="paragraph" style:parent-style-name="Text_20_body" style:list-style-name="L45">
      <style:paragraph-properties fo:margin-top="0in" fo:margin-bottom="0in" style:contextual-spacing="false"/>
    </style:style>
    <style:style style:name="P90" style:family="paragraph" style:parent-style-name="Text_20_body" style:list-style-name="L46"/>
    <style:style style:name="P91" style:family="paragraph" style:parent-style-name="Text_20_body" style:list-style-name="L46">
      <style:paragraph-properties fo:margin-top="0in" fo:margin-bottom="0in" style:contextual-spacing="false"/>
    </style:style>
    <style:style style:name="P92" style:family="paragraph" style:parent-style-name="Text_20_body" style:list-style-name="L47"/>
    <style:style style:name="P93" style:family="paragraph" style:parent-style-name="Text_20_body" style:list-style-name="L47">
      <style:paragraph-properties fo:margin-top="0in" fo:margin-bottom="0in" style:contextual-spacing="false"/>
    </style:style>
    <style:style style:name="P94" style:family="paragraph" style:parent-style-name="Text_20_body" style:list-style-name="L48"/>
    <style:style style:name="P95" style:family="paragraph" style:parent-style-name="Text_20_body" style:list-style-name="L48">
      <style:paragraph-properties fo:margin-top="0in" fo:margin-bottom="0in" style:contextual-spacing="false"/>
    </style:style>
    <style:style style:name="P96" style:family="paragraph" style:parent-style-name="Text_20_body" style:list-style-name="L49"/>
    <style:style style:name="P97" style:family="paragraph" style:parent-style-name="Text_20_body" style:list-style-name="L49">
      <style:paragraph-properties fo:margin-top="0in" fo:margin-bottom="0in" style:contextual-spacing="false"/>
    </style:style>
    <style:style style:name="P98" style:family="paragraph" style:parent-style-name="Text_20_body" style:list-style-name="L50"/>
    <style:style style:name="P99" style:family="paragraph" style:parent-style-name="Text_20_body" style:list-style-name="L50">
      <style:paragraph-properties fo:margin-top="0in" fo:margin-bottom="0in" style:contextual-spacing="false"/>
    </style:style>
    <style:style style:name="P100" style:family="paragraph" style:parent-style-name="Text_20_body" style:list-style-name="L51"/>
    <style:style style:name="P101" style:family="paragraph" style:parent-style-name="Text_20_body" style:list-style-name="L51">
      <style:paragraph-properties fo:margin-top="0in" fo:margin-bottom="0in" style:contextual-spacing="false"/>
    </style:style>
    <style:style style:name="P102" style:family="paragraph" style:parent-style-name="Text_20_body" style:list-style-name="L52"/>
    <style:style style:name="P103" style:family="paragraph" style:parent-style-name="Text_20_body" style:list-style-name="L52">
      <style:paragraph-properties fo:margin-top="0in" fo:margin-bottom="0in" style:contextual-spacing="false"/>
    </style:style>
    <style:style style:name="P104" style:family="paragraph" style:parent-style-name="Text_20_body" style:list-style-name="L53"/>
    <style:style style:name="P105" style:family="paragraph" style:parent-style-name="Text_20_body" style:list-style-name="L53">
      <style:paragraph-properties fo:margin-top="0in" fo:margin-bottom="0in" style:contextual-spacing="false"/>
    </style:style>
    <style:style style:name="P106" style:family="paragraph" style:parent-style-name="Text_20_body" style:list-style-name="L54"/>
    <style:style style:name="P107" style:family="paragraph" style:parent-style-name="Text_20_body" style:list-style-name="L54">
      <style:paragraph-properties fo:margin-top="0in" fo:margin-bottom="0in" style:contextual-spacing="false"/>
    </style:style>
    <style:style style:name="P108" style:family="paragraph" style:parent-style-name="Text_20_body" style:list-style-name="L55"/>
    <style:style style:name="P109" style:family="paragraph" style:parent-style-name="Text_20_body" style:list-style-name="L55">
      <style:paragraph-properties fo:margin-top="0in" fo:margin-bottom="0in" style:contextual-spacing="false"/>
    </style:style>
    <style:style style:name="P110" style:family="paragraph" style:parent-style-name="Text_20_body" style:list-style-name="L56"/>
    <style:style style:name="P111" style:family="paragraph" style:parent-style-name="Text_20_body" style:list-style-name="L56">
      <style:paragraph-properties fo:margin-top="0in" fo:margin-bottom="0in" style:contextual-spacing="false"/>
    </style:style>
    <style:style style:name="P112" style:family="paragraph" style:parent-style-name="Text_20_body" style:list-style-name="L57"/>
    <style:style style:name="P113" style:family="paragraph" style:parent-style-name="Text_20_body" style:list-style-name="L57">
      <style:paragraph-properties fo:margin-top="0in" fo:margin-bottom="0in" style:contextual-spacing="false"/>
    </style:style>
    <style:style style:name="P114" style:family="paragraph" style:parent-style-name="Text_20_body" style:list-style-name="L58"/>
    <style:style style:name="P115" style:family="paragraph" style:parent-style-name="Text_20_body" style:list-style-name="L58">
      <style:paragraph-properties fo:margin-top="0in" fo:margin-bottom="0in" style:contextual-spacing="false"/>
    </style:style>
    <style:style style:name="P116" style:family="paragraph" style:parent-style-name="Text_20_body" style:list-style-name="L59"/>
    <style:style style:name="P117" style:family="paragraph" style:parent-style-name="Text_20_body" style:list-style-name="L59">
      <style:paragraph-properties fo:margin-top="0in" fo:margin-bottom="0in" style:contextual-spacing="false"/>
    </style:style>
    <style:style style:name="P118" style:family="paragraph" style:parent-style-name="Text_20_body" style:list-style-name="L60"/>
    <style:style style:name="P119" style:family="paragraph" style:parent-style-name="Text_20_body" style:list-style-name="L60">
      <style:paragraph-properties fo:margin-top="0in" fo:margin-bottom="0in" style:contextual-spacing="false"/>
    </style:style>
    <style:style style:name="P120" style:family="paragraph" style:parent-style-name="Text_20_body" style:list-style-name="L61"/>
    <style:style style:name="P121" style:family="paragraph" style:parent-style-name="Text_20_body" style:list-style-name="L61">
      <style:paragraph-properties fo:margin-top="0in" fo:margin-bottom="0in" style:contextual-spacing="false"/>
    </style:style>
    <style:style style:name="P122" style:family="paragraph" style:parent-style-name="Text_20_body" style:list-style-name="L62"/>
    <style:style style:name="P123" style:family="paragraph" style:parent-style-name="Text_20_body" style:list-style-name="L62">
      <style:paragraph-properties fo:margin-top="0in" fo:margin-bottom="0in" style:contextual-spacing="false"/>
    </style:style>
    <style:style style:name="P124" style:family="paragraph" style:parent-style-name="Text_20_body" style:list-style-name="L63"/>
    <style:style style:name="P125" style:family="paragraph" style:parent-style-name="Text_20_body" style:list-style-name="L63">
      <style:paragraph-properties fo:margin-top="0in" fo:margin-bottom="0in" style:contextual-spacing="false"/>
    </style:style>
    <style:style style:name="P126" style:family="paragraph" style:parent-style-name="Text_20_body" style:list-style-name="L64"/>
    <style:style style:name="P127" style:family="paragraph" style:parent-style-name="Text_20_body" style:list-style-name="L64">
      <style:paragraph-properties fo:margin-top="0in" fo:margin-bottom="0in" style:contextual-spacing="false"/>
    </style:style>
    <style:style style:name="P128" style:family="paragraph" style:parent-style-name="Text_20_body" style:list-style-name="L65"/>
    <style:style style:name="P129" style:family="paragraph" style:parent-style-name="Text_20_body" style:list-style-name="L65">
      <style:paragraph-properties fo:margin-top="0in" fo:margin-bottom="0in" style:contextual-spacing="false"/>
    </style:style>
    <style:style style:name="P130" style:family="paragraph" style:parent-style-name="Text_20_body" style:list-style-name="L66"/>
    <style:style style:name="P131" style:family="paragraph" style:parent-style-name="Text_20_body" style:list-style-name="L66">
      <style:paragraph-properties fo:margin-top="0in" fo:margin-bottom="0in" style:contextual-spacing="false"/>
    </style:style>
    <style:style style:name="P132" style:family="paragraph" style:parent-style-name="Text_20_body" style:list-style-name="L67"/>
    <style:style style:name="P133" style:family="paragraph" style:parent-style-name="Text_20_body" style:list-style-name="L67">
      <style:paragraph-properties fo:margin-top="0in" fo:margin-bottom="0in" style:contextual-spacing="false"/>
    </style:style>
    <style:style style:name="P134" style:family="paragraph" style:parent-style-name="Text_20_body" style:list-style-name="L68"/>
    <style:style style:name="P135" style:family="paragraph" style:parent-style-name="Text_20_body" style:list-style-name="L68">
      <style:paragraph-properties fo:margin-top="0in" fo:margin-bottom="0in" style:contextual-spacing="false"/>
    </style:style>
    <style:style style:name="P136" style:family="paragraph" style:parent-style-name="Text_20_body" style:list-style-name="L69"/>
    <style:style style:name="P137" style:family="paragraph" style:parent-style-name="Text_20_body" style:list-style-name="L69">
      <style:paragraph-properties fo:margin-top="0in" fo:margin-bottom="0in" style:contextual-spacing="false"/>
    </style:style>
    <style:style style:name="P138" style:family="paragraph" style:parent-style-name="Text_20_body" style:list-style-name="L70"/>
    <style:style style:name="P139" style:family="paragraph" style:parent-style-name="Text_20_body" style:list-style-name="L71"/>
    <style:style style:name="P140" style:family="paragraph" style:parent-style-name="Text_20_body" style:list-style-name="L71">
      <style:paragraph-properties fo:margin-top="0in" fo:margin-bottom="0in" style:contextual-spacing="false"/>
    </style:style>
    <style:style style:name="P141" style:family="paragraph" style:parent-style-name="Text_20_body" style:list-style-name="L72"/>
    <style:style style:name="P142" style:family="paragraph" style:parent-style-name="Text_20_body" style:list-style-name="L72">
      <style:paragraph-properties fo:margin-top="0in" fo:margin-bottom="0in" style:contextual-spacing="false"/>
    </style:style>
    <style:style style:name="P143" style:family="paragraph" style:parent-style-name="Text_20_body" style:list-style-name="L73"/>
    <style:style style:name="P144" style:family="paragraph" style:parent-style-name="Text_20_body" style:list-style-name="L73">
      <style:paragraph-properties fo:margin-top="0in" fo:margin-bottom="0in" style:contextual-spacing="false"/>
    </style:style>
    <style:style style:name="P145" style:family="paragraph" style:parent-style-name="Text_20_body" style:list-style-name="L74"/>
    <style:style style:name="P146" style:family="paragraph" style:parent-style-name="Text_20_body" style:list-style-name="L74">
      <style:paragraph-properties fo:margin-top="0in" fo:margin-bottom="0in" style:contextual-spacing="false"/>
    </style:style>
    <style:style style:name="P147" style:family="paragraph" style:parent-style-name="Text_20_body" style:list-style-name="L75"/>
    <style:style style:name="P148" style:family="paragraph" style:parent-style-name="Text_20_body" style:list-style-name="L75">
      <style:paragraph-properties fo:margin-top="0in" fo:margin-bottom="0in" style:contextual-spacing="false"/>
    </style:style>
    <style:style style:name="P149" style:family="paragraph" style:parent-style-name="Text_20_body" style:list-style-name="L76"/>
    <style:style style:name="P150" style:family="paragraph" style:parent-style-name="Text_20_body" style:list-style-name="L76">
      <style:paragraph-properties fo:margin-top="0in" fo:margin-bottom="0in" style:contextual-spacing="false"/>
    </style:style>
    <style:style style:name="P151" style:family="paragraph" style:parent-style-name="Text_20_body" style:list-style-name="L77"/>
    <style:style style:name="P152" style:family="paragraph" style:parent-style-name="Text_20_body" style:list-style-name="L77">
      <style:paragraph-properties fo:margin-top="0in" fo:margin-bottom="0in" style:contextual-spacing="false"/>
    </style:style>
    <style:style style:name="P153" style:family="paragraph" style:parent-style-name="Text_20_body" style:list-style-name="L78"/>
    <style:style style:name="P154" style:family="paragraph" style:parent-style-name="Text_20_body" style:list-style-name="L78">
      <style:paragraph-properties fo:margin-top="0in" fo:margin-bottom="0in" style:contextual-spacing="false"/>
    </style:style>
    <style:style style:name="P155" style:family="paragraph" style:parent-style-name="Text_20_body" style:list-style-name="L79"/>
    <style:style style:name="P156" style:family="paragraph" style:parent-style-name="Text_20_body" style:list-style-name="L79">
      <style:paragraph-properties fo:margin-top="0in" fo:margin-bottom="0in" style:contextual-spacing="false"/>
    </style:style>
    <style:style style:name="P157" style:family="paragraph" style:parent-style-name="Text_20_body" style:list-style-name="L80"/>
    <style:style style:name="P158" style:family="paragraph" style:parent-style-name="Text_20_body" style:list-style-name="L80">
      <style:paragraph-properties fo:margin-top="0in" fo:margin-bottom="0in" style:contextual-spacing="false"/>
    </style:style>
    <style:style style:name="P159" style:family="paragraph" style:parent-style-name="Text_20_body" style:list-style-name="L81"/>
    <style:style style:name="P160" style:family="paragraph" style:parent-style-name="Text_20_body" style:list-style-name="L81">
      <style:paragraph-properties fo:margin-top="0in" fo:margin-bottom="0in" style:contextual-spacing="false"/>
    </style:style>
    <style:style style:name="P161" style:family="paragraph" style:parent-style-name="Text_20_body" style:list-style-name="L82"/>
    <style:style style:name="P162" style:family="paragraph" style:parent-style-name="Text_20_body" style:list-style-name="L82">
      <style:paragraph-properties fo:margin-top="0in" fo:margin-bottom="0in" style:contextual-spacing="false"/>
    </style:style>
    <style:style style:name="P163" style:family="paragraph" style:parent-style-name="Text_20_body" style:list-style-name="L83"/>
    <style:style style:name="P164" style:family="paragraph" style:parent-style-name="Text_20_body" style:list-style-name="L83">
      <style:paragraph-properties fo:margin-top="0in" fo:margin-bottom="0in" style:contextual-spacing="false"/>
    </style:style>
    <style:style style:name="P165" style:family="paragraph" style:parent-style-name="Text_20_body" style:list-style-name="L84"/>
    <style:style style:name="P166" style:family="paragraph" style:parent-style-name="Text_20_body" style:list-style-name="L84">
      <style:paragraph-properties fo:margin-top="0in" fo:margin-bottom="0in" style:contextual-spacing="false"/>
    </style:style>
    <style:style style:name="P167" style:family="paragraph" style:parent-style-name="Text_20_body" style:list-style-name="L85"/>
    <style:style style:name="P168" style:family="paragraph" style:parent-style-name="Text_20_body" style:list-style-name="L85">
      <style:paragraph-properties fo:margin-top="0in" fo:margin-bottom="0in" style:contextual-spacing="false"/>
    </style:style>
    <style:style style:name="P169" style:family="paragraph" style:parent-style-name="Text_20_body" style:list-style-name="L86"/>
    <style:style style:name="P170" style:family="paragraph" style:parent-style-name="Text_20_body" style:list-style-name="L86">
      <style:paragraph-properties fo:margin-top="0in" fo:margin-bottom="0in" style:contextual-spacing="false"/>
    </style:style>
    <style:style style:name="P171" style:family="paragraph" style:parent-style-name="Text_20_body" style:list-style-name="L87"/>
    <style:style style:name="P172" style:family="paragraph" style:parent-style-name="Text_20_body" style:list-style-name="L87">
      <style:paragraph-properties fo:margin-top="0in" fo:margin-bottom="0in" style:contextual-spacing="false"/>
    </style:style>
    <style:style style:name="P173" style:family="paragraph" style:parent-style-name="Text_20_body" style:list-style-name="L88"/>
    <style:style style:name="P174" style:family="paragraph" style:parent-style-name="Text_20_body" style:list-style-name="L88">
      <style:paragraph-properties fo:margin-top="0in" fo:margin-bottom="0in" style:contextual-spacing="false"/>
    </style:style>
    <style:style style:name="P175" style:family="paragraph" style:parent-style-name="Text_20_body" style:list-style-name="L89"/>
    <style:style style:name="P176" style:family="paragraph" style:parent-style-name="Text_20_body" style:list-style-name="L89">
      <style:paragraph-properties fo:margin-top="0in" fo:margin-bottom="0in" style:contextual-spacing="false"/>
    </style:style>
    <style:style style:name="P177" style:family="paragraph" style:parent-style-name="Text_20_body" style:list-style-name="L90"/>
    <style:style style:name="P178" style:family="paragraph" style:parent-style-name="Text_20_body" style:list-style-name="L90">
      <style:paragraph-properties fo:margin-top="0in" fo:margin-bottom="0in" style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bsolutely — I’ll teach this from the ground up, like a tutor, not like a paper.</text:p>
      <text:p text:style-name="Text_20_body">Think of <text:span text:style-name="Strong_20_Emphasis">Wi-Fi gait recognition</text:span> as:</text:p>
      <text:p text:style-name="Text_20_body"><text:span text:style-name="Strong_20_Emphasis">“Using the way a person’s walking disturbs wireless radio waves to identify who they are.”</text:span></text:p>
      <text:p text:style-name="Text_20_body">It is similar to recognizing someone by footsteps on a floor — except here the “floor” is the <text:span text:style-name="Strong_20_Emphasis">Wi-Fi signal</text:span> traveling through space.</text:p>
      <text:p text:style-name="Text_20_body">We will build this step by step:</text:p>
      <text:list text:style-name="L1">
        <text:list-item>
          <text:p text:style-name="P2">Big picture </text:p>
        </text:list-item>
        <text:list-item>
          <text:p text:style-name="P2">Core terms </text:p>
        </text:list-item>
        <text:list-item>
          <text:p text:style-name="P2">Physics behind it </text:p>
        </text:list-item>
        <text:list-item>
          <text:p text:style-name="P2">Math behind it </text:p>
        </text:list-item>
        <text:list-item>
          <text:p text:style-name="P2">What CSI actually is </text:p>
        </text:list-item>
        <text:list-item>
          <text:p text:style-name="P2">Why gait shows up in CSI </text:p>
        </text:list-item>
        <text:list-item>
          <text:p text:style-name="P2">How raw CSI becomes a gait-recognition system </text:p>
        </text:list-item>
        <text:list-item>
          <text:p text:style-name="P2">Important beginner intuition </text:p>
        </text:list-item>
        <text:list-item>
          <text:p text:style-name="P1">A study roadmap for you </text:p>
        </text:list-item>
      </text:list>
      <text:p text:style-name="Horizontal_20_Line"/>
      <text:h text:style-name="Heading_20_1" text:outline-level="1">1) Big picture first</text:h>
      <text:p text:style-name="Text_20_body">A Wi-Fi transmitter sends radio waves.</text:p>
      <text:p text:style-name="Text_20_body">A receiver gets those waves.</text:p>
      <text:p text:style-name="Text_20_body">If nobody moves, the signal pattern is relatively stable.</text:p>
      <text:p text:style-name="Text_20_body">If a person walks between them, or near the path, their body reflects, blocks, and scatters the waves. Because arms, legs, torso, and feet move differently over time, the signal changes in a structured pattern.</text:p>
      <text:p text:style-name="Text_20_body">That changing pattern is captured in something called <text:span text:style-name="Strong_20_Emphasis">CSI</text:span>.</text:p>
      <text:p text:style-name="Text_20_body">Then we use signal processing and machine learning to learn patterns like:</text:p>
      <text:list text:style-name="L2">
        <text:list-item>
          <text:p text:style-name="P5">step rhythm </text:p>
        </text:list-item>
        <text:list-item>
          <text:p text:style-name="P5">leg swing timing </text:p>
        </text:list-item>
        <text:list-item>
          <text:p text:style-name="P5">body motion style </text:p>
        </text:list-item>
        <text:list-item>
          <text:p text:style-name="P5">speed </text:p>
        </text:list-item>
        <text:list-item>
          <text:p text:style-name="P5">periodicity </text:p>
        </text:list-item>
        <text:list-item>
          <text:p text:style-name="P4">micro-Doppler-like changes </text:p>
        </text:list-item>
      </text:list>
      <text:p text:style-name="Text_20_body">These patterns can help recognize a person’s gait.</text:p>
      <text:p text:style-name="Horizontal_20_Line"/>
      <text:h text:style-name="Heading_20_1" text:outline-level="1">2) Core terms you must know</text:h>
      <text:p text:style-name="Text_20_body">I’ll define these in very simple language.</text:p>
      <text:h text:style-name="Heading_20_2" text:outline-level="2"><text:soft-page-break/>Gait</text:h>
      <text:p text:style-name="Text_20_body"><text:span text:style-name="Strong_20_Emphasis">Gait</text:span> means the way a person walks.</text:p>
      <text:p text:style-name="Text_20_body">It includes:</text:p>
      <text:list text:style-name="L3">
        <text:list-item>
          <text:p text:style-name="P7">stride length </text:p>
        </text:list-item>
        <text:list-item>
          <text:p text:style-name="P7">cadence </text:p>
        </text:list-item>
        <text:list-item>
          <text:p text:style-name="P7">timing of steps </text:p>
        </text:list-item>
        <text:list-item>
          <text:p text:style-name="P7">body balance </text:p>
        </text:list-item>
        <text:list-item>
          <text:p text:style-name="P6">leg and arm motion </text:p>
        </text:list-item>
      </text:list>
      <text:p text:style-name="Text_20_body">Every person has a slightly unique walking style.</text:p>
      <text:p text:style-name="Horizontal_20_Line"/>
      <text:h text:style-name="Heading_20_2" text:outline-level="2">Wi-Fi signal</text:h>
      <text:p text:style-name="Text_20_body">Wi-Fi is an <text:span text:style-name="Strong_20_Emphasis">electromagnetic wave</text:span>.</text:p>
      <text:p text:style-name="Text_20_body">It has:</text:p>
      <text:list text:style-name="L4">
        <text:list-item>
          <text:p text:style-name="P9">frequency </text:p>
        </text:list-item>
        <text:list-item>
          <text:p text:style-name="P9">wavelength </text:p>
        </text:list-item>
        <text:list-item>
          <text:p text:style-name="P9">amplitude </text:p>
        </text:list-item>
        <text:list-item>
          <text:p text:style-name="P8">phase </text:p>
        </text:list-item>
      </text:list>
      <text:p text:style-name="Text_20_body">For example, 5 GHz Wi-Fi means the wave oscillates about 5 billion times per second.</text:p>
      <text:p text:style-name="Horizontal_20_Line"/>
      <text:h text:style-name="Heading_20_2" text:outline-level="2">Channel</text:h>
      <text:p text:style-name="Text_20_body">The <text:span text:style-name="Strong_20_Emphasis">channel</text:span> is the path the signal experiences from transmitter to receiver.</text:p>
      <text:p text:style-name="Text_20_body">But it is not just one straight line.</text:p>
      <text:p text:style-name="Text_20_body">In a room, the signal:</text:p>
      <text:list text:style-name="L5">
        <text:list-item>
          <text:p text:style-name="P11">goes directly </text:p>
        </text:list-item>
        <text:list-item>
          <text:p text:style-name="P11">reflects from walls </text:p>
        </text:list-item>
        <text:list-item>
          <text:p text:style-name="P11">bounces off furniture </text:p>
        </text:list-item>
        <text:list-item>
          <text:p text:style-name="P10">reflects from the human body </text:p>
        </text:list-item>
      </text:list>
      <text:p text:style-name="Text_20_body">So the channel is the whole environment’s effect on the signal.</text:p>
      <text:p text:style-name="Horizontal_20_Line"/>
      <text:h text:style-name="Heading_20_2" text:outline-level="2">Multipath</text:h>
      <text:p text:style-name="Text_20_body">A signal can arrive at the receiver through many paths.</text:p>
      <text:p text:style-name="Text_20_body">Example:</text:p>
      <text:list text:style-name="L6">
        <text:list-item>
          <text:p text:style-name="P13">one direct path </text:p>
        </text:list-item>
        <text:list-item>
          <text:p text:style-name="P13"><text:soft-page-break/>one from wall reflection </text:p>
        </text:list-item>
        <text:list-item>
          <text:p text:style-name="P13">one from floor reflection </text:p>
        </text:list-item>
        <text:list-item>
          <text:p text:style-name="P12">one from the body </text:p>
        </text:list-item>
      </text:list>
      <text:p text:style-name="Text_20_body">These copies arrive with different:</text:p>
      <text:list text:style-name="L7">
        <text:list-item>
          <text:p text:style-name="P15">delays </text:p>
        </text:list-item>
        <text:list-item>
          <text:p text:style-name="P15">phases </text:p>
        </text:list-item>
        <text:list-item>
          <text:p text:style-name="P14">amplitudes </text:p>
        </text:list-item>
      </text:list>
      <text:p text:style-name="Text_20_body">This is called <text:span text:style-name="Strong_20_Emphasis">multipath propagation</text:span>.</text:p>
      <text:p text:style-name="Text_20_body">This is extremely important in CSI-based sensing.</text:p>
      <text:p text:style-name="Horizontal_20_Line"/>
      <text:h text:style-name="Heading_20_2" text:outline-level="2">CSI</text:h>
      <text:p text:style-name="Text_20_body"><text:span text:style-name="Strong_20_Emphasis">CSI = Channel State Information</text:span></text:p>
      <text:p text:style-name="Text_20_body">It tells us how the wireless channel affects the signal on different subcarriers.</text:p>
      <text:p text:style-name="Text_20_body">In simple words:</text:p>
      <text:p text:style-name="Text_20_body"><text:span text:style-name="Strong_20_Emphasis">CSI is like a detailed fingerprint of how the environment changed the Wi-Fi signal at a given moment.</text:span></text:p>
      <text:p text:style-name="Text_20_body">It is richer than just RSSI.</text:p>
      <text:p text:style-name="Horizontal_20_Line"/>
      <text:h text:style-name="Heading_20_2" text:outline-level="2">RSSI vs CSI</text:h>
      <text:h text:style-name="Heading_20_3" text:outline-level="3">RSSI</text:h>
      <text:p text:style-name="Text_20_body">One rough signal strength number.</text:p>
      <text:p text:style-name="Text_20_body">Like:<text:line-break/>“Signal power is -50 dBm.”</text:p>
      <text:h text:style-name="Heading_20_3" text:outline-level="3">CSI</text:h>
      <text:p text:style-name="Text_20_body">Fine-grained per-subcarrier complex values.</text:p>
      <text:p text:style-name="Text_20_body">Like:<text:line-break/>“Subcarrier 1 changed like this, subcarrier 2 like that, phase shifted this much...”</text:p>
      <text:p text:style-name="Text_20_body">So CSI gives much more detail than RSSI.</text:p>
      <text:p text:style-name="Horizontal_20_Line"/>
      <text:h text:style-name="Heading_20_2" text:outline-level="2">OFDM</text:h>
      <text:p text:style-name="Text_20_body">Modern Wi-Fi uses <text:span text:style-name="Strong_20_Emphasis">OFDM</text:span> = Orthogonal Frequency Division Multiplexing.</text:p>
      <text:p text:style-name="Text_20_body"><text:soft-page-break/>Instead of sending all data on one frequency, Wi-Fi splits it into many narrow frequency bins called <text:span text:style-name="Strong_20_Emphasis">subcarriers</text:span>.</text:p>
      <text:p text:style-name="Text_20_body">Why this matters:</text:p>
      <text:p text:style-name="Text_20_body">CSI is usually measured <text:span text:style-name="Strong_20_Emphasis">per subcarrier</text:span>.</text:p>
      <text:p text:style-name="Text_20_body">So you don’t just get one number — you get many channel measurements across frequency.</text:p>
      <text:p text:style-name="Horizontal_20_Line"/>
      <text:h text:style-name="Heading_20_2" text:outline-level="2">Amplitude</text:h>
      <text:p text:style-name="Text_20_body">How strong the received component is.</text:p>
      <text:p text:style-name="Text_20_body">Bigger amplitude means stronger received signal contribution.</text:p>
      <text:p text:style-name="Horizontal_20_Line"/>
      <text:h text:style-name="Heading_20_2" text:outline-level="2">Phase</text:h>
      <text:p text:style-name="Text_20_body">Phase tells you the wave’s position in its oscillation cycle.</text:p>
      <text:p text:style-name="Text_20_body">Two waves can have:</text:p>
      <text:list text:style-name="L8">
        <text:list-item>
          <text:p text:style-name="P17">same frequency </text:p>
        </text:list-item>
        <text:list-item>
          <text:p text:style-name="P17">same amplitude </text:p>
        </text:list-item>
        <text:list-item>
          <text:p text:style-name="P16">different phase </text:p>
        </text:list-item>
      </text:list>
      <text:p text:style-name="Text_20_body">When multiple paths combine, phase differences cause constructive or destructive interference.</text:p>
      <text:p text:style-name="Text_20_body">That is why tiny motion can noticeably change the signal.</text:p>
      <text:p text:style-name="Horizontal_20_Line"/>
      <text:h text:style-name="Heading_20_2" text:outline-level="2">Doppler effect</text:h>
      <text:p text:style-name="Text_20_body">When an object moves relative to a wave, the observed frequency changes slightly.</text:p>
      <text:p text:style-name="Text_20_body">In Wi-Fi sensing, moving body parts create dynamic shifts related to motion.</text:p>
      <text:p text:style-name="Text_20_body">Even if you don’t directly compute classic Doppler, the motion still creates temporal changes in CSI.</text:p>
      <text:p text:style-name="Horizontal_20_Line"/>
      <text:h text:style-name="Heading_20_1" text:outline-level="1">3) Physics behind gait recognition with Wi-Fi</text:h>
      <text:p text:style-name="Text_20_body">Now let’s build the physical intuition.</text:p>
      <text:h text:style-name="Heading_20_2" text:outline-level="2">3.1 Radio waves fill the room</text:h>
      <text:p text:style-name="Text_20_body">Wi-Fi waves spread through the room.</text:p>
      <text:p text:style-name="Text_20_body">They reflect from objects and create a complicated interference pattern.</text:p>
      <text:p text:style-name="Text_20_body"><text:soft-page-break/>Imagine throwing many ripples into a pond.<text:line-break/>Now imagine those ripples bouncing and overlapping everywhere.</text:p>
      <text:p text:style-name="Text_20_body">That’s similar to indoor wireless propagation.</text:p>
      <text:p text:style-name="Horizontal_20_Line"/>
      <text:h text:style-name="Heading_20_2" text:outline-level="2">3.2 The human body affects the wave</text:h>
      <text:p text:style-name="Text_20_body">A human body is not invisible to radio waves.</text:p>
      <text:p text:style-name="Text_20_body">The body:</text:p>
      <text:list text:style-name="L9">
        <text:list-item>
          <text:p text:style-name="P19">blocks some energy </text:p>
        </text:list-item>
        <text:list-item>
          <text:p text:style-name="P19">reflects some energy </text:p>
        </text:list-item>
        <text:list-item>
          <text:p text:style-name="P19">scatters some energy </text:p>
        </text:list-item>
        <text:list-item>
          <text:p text:style-name="P18">absorbs some energy </text:p>
        </text:list-item>
      </text:list>
      <text:p text:style-name="Text_20_body">Different body parts move differently:</text:p>
      <text:list text:style-name="L10">
        <text:list-item>
          <text:p text:style-name="P21">torso moves relatively smoothly </text:p>
        </text:list-item>
        <text:list-item>
          <text:p text:style-name="P21">legs swing periodically </text:p>
        </text:list-item>
        <text:list-item>
          <text:p text:style-name="P21">arms swing periodically </text:p>
        </text:list-item>
        <text:list-item>
          <text:p text:style-name="P20">feet cause quick motion changes </text:p>
        </text:list-item>
      </text:list>
      <text:p text:style-name="Text_20_body">So as a person walks, the channel changes over time.</text:p>
      <text:p text:style-name="Horizontal_20_Line"/>
      <text:h text:style-name="Heading_20_2" text:outline-level="2">3.3 Why tiny movements matter</text:h>
      <text:p text:style-name="Text_20_body">Because the signal is a wave, even tiny position changes can cause significant phase change.</text:p>
      <text:p text:style-name="Text_20_body">A path length change of a small fraction of the wavelength can alter phase a lot.</text:p>
      <text:p text:style-name="Text_20_body">Phase roughly depends on distance as:</text:p>
      <text:p text:style-name="Text_20_body">ϕ∝λ2πd​ </text:p>
      <text:p text:style-name="Text_20_body">where:</text:p>
      <text:list text:style-name="L11">
        <text:list-item>
          <text:p text:style-name="P23">ϕ = phase </text:p>
        </text:list-item>
        <text:list-item>
          <text:p text:style-name="P23">d = path length </text:p>
        </text:list-item>
        <text:list-item>
          <text:p text:style-name="P22">λ = wavelength </text:p>
        </text:list-item>
      </text:list>
      <text:p text:style-name="Text_20_body">For 5 GHz Wi-Fi, wavelength is about:</text:p>
      <text:p text:style-name="Text_20_body"> m cmλ=fc​≈5×1093×108​=0.06 m=6 cm </text:p>
      <text:p text:style-name="Text_20_body">So a movement of even a few centimeters is a big deal.</text:p>
      <text:p text:style-name="Text_20_body">That is one reason gait can be sensed.</text:p>
      <text:p text:style-name="Horizontal_20_Line"/>
      <text:h text:style-name="Heading_20_2" text:outline-level="2"><text:soft-page-break/>3.4 Interference pattern changes</text:h>
      <text:p text:style-name="Text_20_body">At the receiver, all the multipath components add up.</text:p>
      <text:p text:style-name="Text_20_body">If one body-reflected path changes slightly due to walking, the sum changes.</text:p>
      <text:p text:style-name="Text_20_body">Sometimes two paths add:</text:p>
      <text:list text:style-name="L12">
        <text:list-item>
          <text:p text:style-name="P24">stronger signal </text:p>
        </text:list-item>
      </text:list>
      <text:p text:style-name="Text_20_body">Sometimes they cancel:</text:p>
      <text:list text:style-name="L13">
        <text:list-item>
          <text:p text:style-name="P25">weaker signal </text:p>
        </text:list-item>
      </text:list>
      <text:p text:style-name="Text_20_body">This time-varying interference is what CSI captures.</text:p>
      <text:p text:style-name="Horizontal_20_Line"/>
      <text:h text:style-name="Heading_20_1" text:outline-level="1">4) The math behind it</text:h>
      <text:p text:style-name="Text_20_body">Now I’ll show the beginner-level math. This is the heart of the system.</text:p>
      <text:h text:style-name="Heading_20_2" text:outline-level="2">4.1 Transmitted and received signal</text:h>
      <text:p text:style-name="Text_20_body">A basic communication model is:</text:p>
      <text:p text:style-name="Text_20_body">y=Hx+n </text:p>
      <text:p text:style-name="Text_20_body">where:</text:p>
      <text:list text:style-name="L14">
        <text:list-item>
          <text:p text:style-name="P27">x = transmitted signal </text:p>
        </text:list-item>
        <text:list-item>
          <text:p text:style-name="P27">H = channel </text:p>
        </text:list-item>
        <text:list-item>
          <text:p text:style-name="P27">y = received signal </text:p>
        </text:list-item>
        <text:list-item>
          <text:p text:style-name="P26">n = noise </text:p>
        </text:list-item>
      </text:list>
      <text:p text:style-name="Text_20_body">For Wi-Fi CSI, H is what we care about.</text:p>
      <text:p text:style-name="Text_20_body">It describes how the environment transformed the signal.</text:p>
      <text:p text:style-name="Horizontal_20_Line"/>
      <text:h text:style-name="Heading_20_2" text:outline-level="2">4.2 Why H is complex</text:h>
      <text:p text:style-name="Text_20_body">CSI is usually a <text:span text:style-name="Strong_20_Emphasis">complex number</text:span>.</text:p>
      <text:p text:style-name="Text_20_body">For one subcarrier:</text:p>
      <text:p text:style-name="Text_20_body">Hk​=ak​ejϕk​ </text:p>
      <text:p text:style-name="Text_20_body">where:</text:p>
      <text:list text:style-name="L15">
        <text:list-item>
          <text:p text:style-name="P29">ak​ = amplitude </text:p>
        </text:list-item>
        <text:list-item>
          <text:p text:style-name="P29">ϕk​ = phase </text:p>
        </text:list-item>
        <text:list-item>
          <text:p text:style-name="P28">j=−1​ </text:p>
        </text:list-item>
      </text:list>
      <text:p text:style-name="Text_20_body">Equivalent rectangular form:</text:p>
      <text:p text:style-name="Text_20_body"><text:soft-page-break/>Hk​=Ik​+jQk​ </text:p>
      <text:p text:style-name="Text_20_body">where:</text:p>
      <text:list text:style-name="L16">
        <text:list-item>
          <text:p text:style-name="P31">Ik​ = in-phase part </text:p>
        </text:list-item>
        <text:list-item>
          <text:p text:style-name="P30">Qk​ = quadrature part </text:p>
        </text:list-item>
      </text:list>
      <text:p text:style-name="Text_20_body">So CSI is not just “strength.” It has both magnitude and phase.</text:p>
      <text:p text:style-name="Horizontal_20_Line"/>
      <text:h text:style-name="Heading_20_2" text:outline-level="2">4.3 Magnitude and phase from complex CSI</text:h>
      <text:p text:style-name="Text_20_body">If:</text:p>
      <text:p text:style-name="Text_20_body">Hk​=Ik​+jQk​ </text:p>
      <text:p text:style-name="Text_20_body">then:</text:p>
      <text:p text:style-name="Text_20_body">∣Hk​∣=Ik2​+Qk2​​ </text:p>
      <text:p text:style-name="Text_20_body">and</text:p>
      <text:p text:style-name="Text_20_body">∠Hk​=tan−1(Ik​Qk​​) </text:p>
      <text:p text:style-name="Text_20_body">So each subcarrier gives:</text:p>
      <text:list text:style-name="L17">
        <text:list-item>
          <text:p text:style-name="P33">amplitude </text:p>
        </text:list-item>
        <text:list-item>
          <text:p text:style-name="P32">phase </text:p>
        </text:list-item>
      </text:list>
      <text:p text:style-name="Text_20_body">over time.</text:p>
      <text:p text:style-name="Horizontal_20_Line"/>
      <text:h text:style-name="Heading_20_2" text:outline-level="2">4.4 Multipath channel model</text:h>
      <text:p text:style-name="Text_20_body">A common model is:</text:p>
      <text:p text:style-name="Text_20_body">H(f)=l=1∑L​αl​e−j2πfτl​ </text:p>
      <text:p text:style-name="Text_20_body">where:</text:p>
      <text:list text:style-name="L18">
        <text:list-item>
          <text:p text:style-name="P35">L = number of paths </text:p>
        </text:list-item>
        <text:list-item>
          <text:p text:style-name="P35">αl​ = complex gain of path l </text:p>
        </text:list-item>
        <text:list-item>
          <text:p text:style-name="P35">τl​ = delay of path l </text:p>
        </text:list-item>
        <text:list-item>
          <text:p text:style-name="P34">f = frequency </text:p>
        </text:list-item>
      </text:list>
      <text:p text:style-name="Text_20_body">Meaning:</text:p>
      <text:p text:style-name="Text_20_body">The channel is the sum of many delayed and scaled copies.</text:p>
      <text:p text:style-name="Text_20_body">If a person moves, some αl​ and τl​ change with time.</text:p>
      <text:p text:style-name="Text_20_body">So really we get:</text:p>
      <text:p text:style-name="Text_20_body">H(f,t) </text:p>
      <text:p text:style-name="Text_20_body">This means the channel depends on:</text:p>
      <text:list text:style-name="L19">
        <text:list-item>
          <text:p text:style-name="P37"><text:soft-page-break/>frequency </text:p>
        </text:list-item>
        <text:list-item>
          <text:p text:style-name="P36">time </text:p>
        </text:list-item>
      </text:list>
      <text:p text:style-name="Text_20_body">That’s exactly what gait recognition uses.</text:p>
      <text:p text:style-name="Horizontal_20_Line"/>
      <text:h text:style-name="Heading_20_2" text:outline-level="2">4.5 CSI over subcarriers and time</text:h>
      <text:p text:style-name="Text_20_body">If Wi-Fi has many subcarriers k=1,2,…,K, then at time t:</text:p>
      <text:p text:style-name="Text_20_body">H(t)=[H1​(t),H2​(t),…,HK​(t)] </text:p>
      <text:p text:style-name="Text_20_body">If you collect this across many packets over time, you get a matrix:</text:p>
      <text:p text:style-name="Text_20_body">H∈CT×K </text:p>
      <text:p text:style-name="Text_20_body">where:</text:p>
      <text:list text:style-name="L20">
        <text:list-item>
          <text:p text:style-name="P39">T = number of time samples / packets </text:p>
        </text:list-item>
        <text:list-item>
          <text:p text:style-name="P38">K = number of subcarriers </text:p>
        </text:list-item>
      </text:list>
      <text:p text:style-name="Text_20_body">This matrix is often the raw input for preprocessing.</text:p>
      <text:p text:style-name="Text_20_body">You can think of it as:</text:p>
      <text:list text:style-name="L21">
        <text:list-item>
          <text:p text:style-name="P41">rows = time </text:p>
        </text:list-item>
        <text:list-item>
          <text:p text:style-name="P41">columns = subcarriers </text:p>
        </text:list-item>
        <text:list-item>
          <text:p text:style-name="P40">each entry = complex CSI value </text:p>
        </text:list-item>
      </text:list>
      <text:p text:style-name="Horizontal_20_Line"/>
      <text:h text:style-name="Heading_20_1" text:outline-level="1">5) What CSI looks like in practice</text:h>
      <text:p text:style-name="Text_20_body">Each received packet may give CSI for many subcarriers.</text:p>
      <text:p text:style-name="Text_20_body">So for packet 1:</text:p>
      <text:list text:style-name="L22">
        <text:list-item>
          <text:p text:style-name="P43">subcarrier 1 amplitude/phase </text:p>
        </text:list-item>
        <text:list-item>
          <text:p text:style-name="P43">subcarrier 2 amplitude/phase </text:p>
        </text:list-item>
        <text:list-item>
          <text:p text:style-name="P43">... </text:p>
        </text:list-item>
        <text:list-item>
          <text:p text:style-name="P42">subcarrier N amplitude/phase </text:p>
        </text:list-item>
      </text:list>
      <text:p text:style-name="Text_20_body">Then packet 2 gives another set.</text:p>
      <text:p text:style-name="Text_20_body">Over time, this becomes a time series.</text:p>
      <text:p text:style-name="Text_20_body">For gait recognition, we often look at:</text:p>
      <text:list text:style-name="L23">
        <text:list-item>
          <text:p text:style-name="P45">amplitude over time </text:p>
        </text:list-item>
        <text:list-item>
          <text:p text:style-name="P45">phase over time </text:p>
        </text:list-item>
        <text:list-item>
          <text:p text:style-name="P45">transformed spectrogram-like views </text:p>
        </text:list-item>
        <text:list-item>
          <text:p text:style-name="P44">filtered periodic motion patterns </text:p>
        </text:list-item>
      </text:list>
      <text:p text:style-name="Horizontal_20_Line"/>
      <text:h text:style-name="Heading_20_1" text:outline-level="1"><text:soft-page-break/>6) Why gait appears in CSI</text:h>
      <text:p text:style-name="Text_20_body">This is the most important intuition.</text:p>
      <text:h text:style-name="Heading_20_2" text:outline-level="2">6.1 Walking is periodic</text:h>
      <text:p text:style-name="Text_20_body">Human walking is repetitive.</text:p>
      <text:p text:style-name="Text_20_body">Steps repeat.</text:p>
      <text:p text:style-name="Text_20_body">Leg swings repeat.</text:p>
      <text:p text:style-name="Text_20_body">Arm swings repeat.</text:p>
      <text:p text:style-name="Text_20_body">So the channel changes are not random noise — they have structure.</text:p>
      <text:p text:style-name="Text_20_body">That means CSI contains periodic patterns.</text:p>
      <text:p text:style-name="Horizontal_20_Line"/>
      <text:h text:style-name="Heading_20_2" text:outline-level="2">6.2 Different body parts move at different speeds</text:h>
      <text:p text:style-name="Text_20_body">A torso moves slowly compared to feet.</text:p>
      <text:p text:style-name="Text_20_body">Feet and legs create quicker changes.</text:p>
      <text:p text:style-name="Text_20_body">Arms add their own rhythm.</text:p>
      <text:p text:style-name="Text_20_body">This mix creates a unique time-frequency motion signature.</text:p>
      <text:p text:style-name="Horizontal_20_Line"/>
      <text:h text:style-name="Heading_20_2" text:outline-level="2">6.3 Each person has a unique motion style</text:h>
      <text:p text:style-name="Text_20_body">Two people may both walk, but differ in:</text:p>
      <text:list text:style-name="L24">
        <text:list-item>
          <text:p text:style-name="P47">height </text:p>
        </text:list-item>
        <text:list-item>
          <text:p text:style-name="P47">leg length </text:p>
        </text:list-item>
        <text:list-item>
          <text:p text:style-name="P47">stride length </text:p>
        </text:list-item>
        <text:list-item>
          <text:p text:style-name="P47">cadence </text:p>
        </text:list-item>
        <text:list-item>
          <text:p text:style-name="P47">body mass distribution </text:p>
        </text:list-item>
        <text:list-item>
          <text:p text:style-name="P47">arm swing </text:p>
        </text:list-item>
        <text:list-item>
          <text:p text:style-name="P47">speed </text:p>
        </text:list-item>
        <text:list-item>
          <text:p text:style-name="P46">posture </text:p>
        </text:list-item>
      </text:list>
      <text:p text:style-name="Text_20_body">So the resulting CSI variations differ too.</text:p>
      <text:p text:style-name="Text_20_body">This is why identification is possible.</text:p>
      <text:p text:style-name="Horizontal_20_Line"/>
      <text:h text:style-name="Heading_20_1" text:outline-level="1"><text:soft-page-break/>7) Standard pipeline of Wi-Fi CSI gait recognition</text:h>
      <text:p text:style-name="Text_20_body">Here is the usual full pipeline.</text:p>
      <text:h text:style-name="Heading_20_2" text:outline-level="2">Step 1: Collect CSI</text:h>
      <text:p text:style-name="Text_20_body">You set up:</text:p>
      <text:list text:style-name="L25">
        <text:list-item>
          <text:p text:style-name="P49">transmitter </text:p>
        </text:list-item>
        <text:list-item>
          <text:p text:style-name="P49">receiver </text:p>
        </text:list-item>
        <text:list-item>
          <text:p text:style-name="P49">packet injection or traffic source </text:p>
        </text:list-item>
        <text:list-item>
          <text:p text:style-name="P48">CSI extraction tool </text:p>
        </text:list-item>
      </text:list>
      <text:p text:style-name="Text_20_body">Output:<text:line-break/>raw CSI packets over time</text:p>
      <text:p text:style-name="Horizontal_20_Line"/>
      <text:h text:style-name="Heading_20_2" text:outline-level="2">Step 2: Preprocess</text:h>
      <text:p text:style-name="Text_20_body">Raw CSI is messy.</text:p>
      <text:p text:style-name="Text_20_body">It may contain:</text:p>
      <text:list text:style-name="L26">
        <text:list-item>
          <text:p text:style-name="P51">noise </text:p>
        </text:list-item>
        <text:list-item>
          <text:p text:style-name="P51">missing packets </text:p>
        </text:list-item>
        <text:list-item>
          <text:p text:style-name="P51">timing irregularity </text:p>
        </text:list-item>
        <text:list-item>
          <text:p text:style-name="P51">hardware phase offsets </text:p>
        </text:list-item>
        <text:list-item>
          <text:p text:style-name="P50">outliers </text:p>
        </text:list-item>
      </text:list>
      <text:p text:style-name="Text_20_body">So common preprocessing includes:</text:p>
      <text:list text:style-name="L27">
        <text:list-item>
          <text:p text:style-name="P53">selecting useful subcarriers </text:p>
        </text:list-item>
        <text:list-item>
          <text:p text:style-name="P53">interpolation for uneven packet times </text:p>
        </text:list-item>
        <text:list-item>
          <text:p text:style-name="P53">smoothing </text:p>
        </text:list-item>
        <text:list-item>
          <text:p text:style-name="P53">denoising </text:p>
        </text:list-item>
        <text:list-item>
          <text:p text:style-name="P53">amplitude extraction </text:p>
        </text:list-item>
        <text:list-item>
          <text:p text:style-name="P53">phase sanitization </text:p>
        </text:list-item>
        <text:list-item>
          <text:p text:style-name="P52">removing static components </text:p>
        </text:list-item>
      </text:list>
      <text:p text:style-name="Horizontal_20_Line"/>
      <text:h text:style-name="Heading_20_2" text:outline-level="2">Step 3: Segment walking events</text:h>
      <text:p text:style-name="Text_20_body">You isolate the time interval where the person is walking.</text:p>
      <text:p text:style-name="Text_20_body">For example:</text:p>
      <text:list text:style-name="L28">
        <text:list-item>
          <text:p text:style-name="P54">from second 5 to second 12 </text:p>
        </text:list-item>
      </text:list>
      <text:p text:style-name="Text_20_body">This is the gait segment.</text:p>
      <text:p text:style-name="Horizontal_20_Line"><text:soft-page-break/></text:p>
      <text:h text:style-name="Heading_20_2" text:outline-level="2">Step 4: Feature extraction</text:h>
      <text:p text:style-name="Text_20_body">You convert raw CSI into meaningful features.</text:p>
      <text:p text:style-name="Text_20_body">Examples:</text:p>
      <text:list text:style-name="L29">
        <text:list-item>
          <text:p text:style-name="P56">mean amplitude </text:p>
        </text:list-item>
        <text:list-item>
          <text:p text:style-name="P56">variance </text:p>
        </text:list-item>
        <text:list-item>
          <text:p text:style-name="P56">energy </text:p>
        </text:list-item>
        <text:list-item>
          <text:p text:style-name="P56">peak frequency </text:p>
        </text:list-item>
        <text:list-item>
          <text:p text:style-name="P56">step periodicity </text:p>
        </text:list-item>
        <text:list-item>
          <text:p text:style-name="P56">spectrogram features </text:p>
        </text:list-item>
        <text:list-item>
          <text:p text:style-name="P56">PCA components </text:p>
        </text:list-item>
        <text:list-item>
          <text:p text:style-name="P56">wavelet features </text:p>
        </text:list-item>
        <text:list-item>
          <text:p text:style-name="P55">Doppler-like signatures </text:p>
        </text:list-item>
      </text:list>
      <text:p text:style-name="Text_20_body">Or in deep learning, you may skip hand-designed features and feed processed CSI directly.</text:p>
      <text:p text:style-name="Horizontal_20_Line"/>
      <text:h text:style-name="Heading_20_2" text:outline-level="2">Step 5: Learn patterns</text:h>
      <text:p text:style-name="Text_20_body">You train a classifier or model, such as:</text:p>
      <text:list text:style-name="L30">
        <text:list-item>
          <text:p text:style-name="P58">SVM </text:p>
        </text:list-item>
        <text:list-item>
          <text:p text:style-name="P58">Random Forest </text:p>
        </text:list-item>
        <text:list-item>
          <text:p text:style-name="P58">KNN </text:p>
        </text:list-item>
        <text:list-item>
          <text:p text:style-name="P58">CNN </text:p>
        </text:list-item>
        <text:list-item>
          <text:p text:style-name="P58">LSTM </text:p>
        </text:list-item>
        <text:list-item>
          <text:p text:style-name="P58">CNN-LSTM </text:p>
        </text:list-item>
        <text:list-item>
          <text:p text:style-name="P57">Transformer-based model </text:p>
        </text:list-item>
      </text:list>
      <text:p text:style-name="Text_20_body">Goal:<text:line-break/>map CSI-derived patterns to person identity.</text:p>
      <text:p text:style-name="Horizontal_20_Line"/>
      <text:h text:style-name="Heading_20_2" text:outline-level="2">Step 6: Recognition</text:h>
      <text:p text:style-name="Text_20_body">Given new CSI from an unknown walking sample, the system predicts the person.</text:p>
      <text:p text:style-name="Horizontal_20_Line"/>
      <text:h text:style-name="Heading_20_1" text:outline-level="1">8) Important signal processing ideas</text:h>
      <text:p text:style-name="Text_20_body">These are terms you’ll keep seeing.</text:p>
      <text:h text:style-name="Heading_20_2" text:outline-level="2"><text:soft-page-break/>8.1 Time series</text:h>
      <text:p text:style-name="Text_20_body">CSI over time is a time series.</text:p>
      <text:p text:style-name="Text_20_body">Example:<text:line-break/>amplitude of one subcarrier sampled over many packets.</text:p>
      <text:p text:style-name="Horizontal_20_Line"/>
      <text:h text:style-name="Heading_20_2" text:outline-level="2">8.2 Filtering</text:h>
      <text:p text:style-name="Text_20_body">You often remove unwanted components.</text:p>
      <text:h text:style-name="Heading_20_3" text:outline-level="3">Low-pass filter</text:h>
      <text:p text:style-name="Text_20_body">Keeps slow changes.</text:p>
      <text:h text:style-name="Heading_20_3" text:outline-level="3">High-pass filter</text:h>
      <text:p text:style-name="Text_20_body">Keeps fast changes.</text:p>
      <text:h text:style-name="Heading_20_3" text:outline-level="3">Band-pass filter</text:h>
      <text:p text:style-name="Text_20_body">Keeps a chosen motion range, such as walking-related frequencies.</text:p>
      <text:p text:style-name="Text_20_body">This helps isolate gait motion.</text:p>
      <text:p text:style-name="Horizontal_20_Line"/>
      <text:h text:style-name="Heading_20_2" text:outline-level="2">8.3 Static vs dynamic components</text:h>
      <text:p text:style-name="Text_20_body">In a room, many reflections are static:</text:p>
      <text:list text:style-name="L31">
        <text:list-item>
          <text:p text:style-name="P60">wall </text:p>
        </text:list-item>
        <text:list-item>
          <text:p text:style-name="P60">table </text:p>
        </text:list-item>
        <text:list-item>
          <text:p text:style-name="P59">chair </text:p>
        </text:list-item>
      </text:list>
      <text:p text:style-name="Text_20_body">These create a nearly constant background.</text:p>
      <text:p text:style-name="Text_20_body">A walking person creates dynamic changes.</text:p>
      <text:p text:style-name="Text_20_body">So many methods try to remove the static part and keep the dynamic part.</text:p>
      <text:p text:style-name="Text_20_body">Conceptually:</text:p>
      <text:p text:style-name="Text_20_body">H(t)=Hstatic​+Hdynamic​(t) </text:p>
      <text:p text:style-name="Text_20_body">We want the dynamic part.</text:p>
      <text:p text:style-name="Horizontal_20_Line"/>
      <text:h text:style-name="Heading_20_2" text:outline-level="2">8.4 PCA</text:h>
      <text:p text:style-name="Text_20_body"><text:span text:style-name="Strong_20_Emphasis">PCA = Principal Component Analysis</text:span></text:p>
      <text:p text:style-name="Text_20_body">Why use it?</text:p>
      <text:p text:style-name="Text_20_body"><text:soft-page-break/>Many subcarriers are correlated. PCA helps combine them into a few strong components that capture major variation.</text:p>
      <text:p text:style-name="Text_20_body">In beginner language:</text:p>
      <text:p text:style-name="Text_20_body">PCA finds the main directions in which the CSI changes.</text:p>
      <text:p text:style-name="Text_20_body">This often makes gait patterns clearer.</text:p>
      <text:p text:style-name="Horizontal_20_Line"/>
      <text:h text:style-name="Heading_20_2" text:outline-level="2">8.5 Spectrogram / STFT</text:h>
      <text:p text:style-name="Text_20_body">Walking changes over time, and frequency content also matters.</text:p>
      <text:p text:style-name="Text_20_body">So we often use <text:span text:style-name="Strong_20_Emphasis">STFT</text:span> to see frequency content over time.</text:p>
      <text:p text:style-name="Text_20_body">A spectrogram can reveal periodic movement patterns.</text:p>
      <text:p text:style-name="Text_20_body">For gait, this is very useful because walking is rhythmic.</text:p>
      <text:p text:style-name="Horizontal_20_Line"/>
      <text:h text:style-name="Heading_20_1" text:outline-level="1">9) The role of Doppler and micro-motion</text:h>
      <text:p text:style-name="Text_20_body">When body parts move, they induce motion-related frequency changes.</text:p>
      <text:p text:style-name="Text_20_body">A leg moving toward or away from the receiver causes a different effect than a torso moving slowly.</text:p>
      <text:p text:style-name="Text_20_body">This is related to Doppler.</text:p>
      <text:p text:style-name="Text_20_body">Basic Doppler formula:</text:p>
      <text:p text:style-name="Text_20_body">fd​=λv​ </text:p>
      <text:p text:style-name="Text_20_body">or sometimes with geometry and round-trip factors depending on sensing setup.</text:p>
      <text:p text:style-name="Text_20_body">Where:</text:p>
      <text:list text:style-name="L32">
        <text:list-item>
          <text:p text:style-name="P62">fd​ = Doppler shift </text:p>
        </text:list-item>
        <text:list-item>
          <text:p text:style-name="P62">v = relative velocity </text:p>
        </text:list-item>
        <text:list-item>
          <text:p text:style-name="P61">λ = wavelength </text:p>
        </text:list-item>
      </text:list>
      <text:p text:style-name="Text_20_body">The main beginner intuition:</text:p>
      <text:p text:style-name="Text_20_body"><text:span text:style-name="Strong_20_Emphasis">Faster-moving body parts cause faster signal variation.</text:span></text:p>
      <text:p text:style-name="Text_20_body">So feet and legs often create richer dynamic signatures.</text:p>
      <text:p text:style-name="Horizontal_20_Line"/>
      <text:h text:style-name="Heading_20_1" text:outline-level="1">10) Why OFDM helps sensing</text:h>
      <text:p text:style-name="Text_20_body">Because Wi-Fi uses many subcarriers, it measures the channel across frequency.</text:p>
      <text:p text:style-name="Text_20_body">That gives more detail than a single-frequency system.</text:p>
      <text:p text:style-name="Text_20_body"><text:soft-page-break/>Different subcarriers may respond slightly differently to multipath structure.</text:p>
      <text:p text:style-name="Text_20_body">So CSI across many subcarriers gives a richer picture of motion.</text:p>
      <text:p text:style-name="Horizontal_20_Line"/>
      <text:h text:style-name="Heading_20_1" text:outline-level="1">11) Why phase is powerful but difficult</text:h>
      <text:p text:style-name="Text_20_body">Phase carries very sensitive motion information.</text:p>
      <text:p text:style-name="Text_20_body">But raw measured phase is often corrupted by:</text:p>
      <text:list text:style-name="L33">
        <text:list-item>
          <text:p text:style-name="P64">timing offset </text:p>
        </text:list-item>
        <text:list-item>
          <text:p text:style-name="P64">carrier frequency offset </text:p>
        </text:list-item>
        <text:list-item>
          <text:p text:style-name="P64">sampling frequency offset </text:p>
        </text:list-item>
        <text:list-item>
          <text:p text:style-name="P63">hardware imperfections </text:p>
        </text:list-item>
      </text:list>
      <text:p text:style-name="Text_20_body">So raw phase is often messy.</text:p>
      <text:p text:style-name="Text_20_body">Researchers often use:</text:p>
      <text:list text:style-name="L34">
        <text:list-item>
          <text:p text:style-name="P66">phase difference between antennas </text:p>
        </text:list-item>
        <text:list-item>
          <text:p text:style-name="P66">phase sanitization </text:p>
        </text:list-item>
        <text:list-item>
          <text:p text:style-name="P66">unwrapped phase </text:p>
        </text:list-item>
        <text:list-item>
          <text:p text:style-name="P65">relative phase </text:p>
        </text:list-item>
      </text:list>
      <text:p text:style-name="Text_20_body">So phase is powerful, but harder to use than amplitude.</text:p>
      <text:p text:style-name="Text_20_body">As a beginner, start by understanding <text:span text:style-name="Strong_20_Emphasis">amplitude first</text:span>, then move to phase.</text:p>
      <text:p text:style-name="Horizontal_20_Line"/>
      <text:h text:style-name="Heading_20_1" text:outline-level="1">12) A simple physical picture you can remember</text:h>
      <text:p text:style-name="Text_20_body">Imagine this setup:</text:p>
      <text:list text:style-name="L35">
        <text:list-item>
          <text:p text:style-name="P68">TX on one side of the room </text:p>
        </text:list-item>
        <text:list-item>
          <text:p text:style-name="P68">RX on another side </text:p>
        </text:list-item>
        <text:list-item>
          <text:p text:style-name="P67">person walking in between </text:p>
        </text:list-item>
      </text:list>
      <text:p text:style-name="Text_20_body">Without person:<text:line-break/>signal follows stable multipaths</text:p>
      <text:p text:style-name="Text_20_body">With person walking:<text:line-break/>the person acts like a moving reflector and blocker</text:p>
      <text:p text:style-name="Text_20_body">So the received signal becomes a movie, not a photo.</text:p>
      <text:p text:style-name="Text_20_body"><text:span text:style-name="Strong_20_Emphasis">CSI is like frame-by-frame measurement of that movie.</text:span></text:p>
      <text:p text:style-name="Text_20_body">Gait recognition is learning whose walking movie it is.</text:p>
      <text:p text:style-name="Horizontal_20_Line"/>
      <text:h text:style-name="Heading_20_1" text:outline-level="1"><text:soft-page-break/>13) A very simple toy example</text:h>
      <text:p text:style-name="Text_20_body">Suppose one static path and one body-reflected path:</text:p>
      <text:p text:style-name="Text_20_body">r(t)=As​ejϕs​+Am​(t)ejϕm​(t) </text:p>
      <text:p text:style-name="Text_20_body">where:</text:p>
      <text:list text:style-name="L36">
        <text:list-item>
          <text:p text:style-name="P70">static path As​ejϕs​ does not change much </text:p>
        </text:list-item>
        <text:list-item>
          <text:p text:style-name="P69">moving path Am​(t)ejϕm​(t) changes because the person moves </text:p>
        </text:list-item>
      </text:list>
      <text:p text:style-name="Text_20_body">The total received signal is the sum.</text:p>
      <text:p text:style-name="Text_20_body">Even if the moving term is small, its changing phase can strongly affect the total magnitude after interference.</text:p>
      <text:p text:style-name="Text_20_body">That is why walking becomes visible in CSI.</text:p>
      <text:p text:style-name="Horizontal_20_Line"/>
      <text:h text:style-name="Heading_20_1" text:outline-level="1">14) Why gait recognition is possible but hard</text:h>
      <text:p text:style-name="Text_20_body">It is possible because gait creates structured, repeated motion patterns.</text:p>
      <text:p text:style-name="Text_20_body">It is hard because CSI is influenced by many other things:</text:p>
      <text:list text:style-name="L37">
        <text:list-item>
          <text:p text:style-name="P72">room layout </text:p>
        </text:list-item>
        <text:list-item>
          <text:p text:style-name="P72">position of TX/RX </text:p>
        </text:list-item>
        <text:list-item>
          <text:p text:style-name="P72">shoes </text:p>
        </text:list-item>
        <text:list-item>
          <text:p text:style-name="P72">walking speed </text:p>
        </text:list-item>
        <text:list-item>
          <text:p text:style-name="P72">direction of walking </text:p>
        </text:list-item>
        <text:list-item>
          <text:p text:style-name="P72">other people moving </text:p>
        </text:list-item>
        <text:list-item>
          <text:p text:style-name="P72">furniture changes </text:p>
        </text:list-item>
        <text:list-item>
          <text:p text:style-name="P72">packet rate </text:p>
        </text:list-item>
        <text:list-item>
          <text:p text:style-name="P71">hardware instability </text:p>
        </text:list-item>
      </text:list>
      <text:p text:style-name="Text_20_body">So a good gait recognition system must handle noise and environment changes.</text:p>
      <text:p text:style-name="Horizontal_20_Line"/>
      <text:h text:style-name="Heading_20_1" text:outline-level="1">15) Common terms you should learn like vocabulary</text:h>
      <text:p text:style-name="Text_20_body">Here is your beginner dictionary.</text:p>
      <text:h text:style-name="Heading_20_2" text:outline-level="2">Subcarrier</text:h>
      <text:p text:style-name="Text_20_body">A narrow frequency bin in OFDM.</text:p>
      <text:h text:style-name="Heading_20_2" text:outline-level="2"><text:soft-page-break/>Packet</text:h>
      <text:p text:style-name="Text_20_body">One transmitted Wi-Fi frame.</text:p>
      <text:h text:style-name="Heading_20_2" text:outline-level="2">Sampling rate</text:h>
      <text:p text:style-name="Text_20_body">How often CSI is collected over time.</text:p>
      <text:h text:style-name="Heading_20_2" text:outline-level="2">Windowing</text:h>
      <text:p text:style-name="Text_20_body">Taking a short time chunk of the signal for analysis.</text:p>
      <text:h text:style-name="Heading_20_2" text:outline-level="2">Segmentation</text:h>
      <text:p text:style-name="Text_20_body">Cutting out the relevant walking portion.</text:p>
      <text:h text:style-name="Heading_20_2" text:outline-level="2">Denoising</text:h>
      <text:p text:style-name="Text_20_body">Reducing noise.</text:p>
      <text:h text:style-name="Heading_20_2" text:outline-level="2">Feature</text:h>
      <text:p text:style-name="Text_20_body">A number or representation extracted from data to help recognition.</text:p>
      <text:h text:style-name="Heading_20_2" text:outline-level="2">Classification</text:h>
      <text:p text:style-name="Text_20_body">Assigning the sample to a person identity.</text:p>
      <text:h text:style-name="Heading_20_2" text:outline-level="2">Training</text:h>
      <text:p text:style-name="Text_20_body">Learning from labeled data.</text:p>
      <text:h text:style-name="Heading_20_2" text:outline-level="2">Inference</text:h>
      <text:p text:style-name="Text_20_body">Predicting on new unseen data.</text:p>
      <text:h text:style-name="Heading_20_2" text:outline-level="2">Overfitting</text:h>
      <text:p text:style-name="Text_20_body">When a model memorizes training conditions instead of learning true gait patterns.</text:p>
      <text:h text:style-name="Heading_20_2" text:outline-level="2">Generalization</text:h>
      <text:p text:style-name="Text_20_body">Ability to work on new data, new days, or slightly changed conditions.</text:p>
      <text:p text:style-name="Horizontal_20_Line"/>
      <text:h text:style-name="Heading_20_1" text:outline-level="1">16) The math ideas you should focus on first</text:h>
      <text:p text:style-name="Text_20_body">As an absolute beginner, don’t try to master everything at once.</text:p>
      <text:p text:style-name="Text_20_body"><text:soft-page-break/>Learn in this order:</text:p>
      <text:h text:style-name="Heading_20_2" text:outline-level="2">Level 1</text:h>
      <text:list text:style-name="L38">
        <text:list-item>
          <text:p text:style-name="P74">waves </text:p>
        </text:list-item>
        <text:list-item>
          <text:p text:style-name="P74">frequency </text:p>
        </text:list-item>
        <text:list-item>
          <text:p text:style-name="P74">amplitude </text:p>
        </text:list-item>
        <text:list-item>
          <text:p text:style-name="P74">phase </text:p>
        </text:list-item>
        <text:list-item>
          <text:p text:style-name="P73">interference </text:p>
        </text:list-item>
      </text:list>
      <text:h text:style-name="Heading_20_2" text:outline-level="2">Level 2</text:h>
      <text:list text:style-name="L39">
        <text:list-item>
          <text:p text:style-name="P76">complex numbers </text:p>
        </text:list-item>
        <text:list-item>
          <text:p text:style-name="P76">aejϕ </text:p>
        </text:list-item>
        <text:list-item>
          <text:p text:style-name="P75">magnitude and phase from I/Q </text:p>
        </text:list-item>
      </text:list>
      <text:h text:style-name="Heading_20_2" text:outline-level="2">Level 3</text:h>
      <text:list text:style-name="L40">
        <text:list-item>
          <text:p text:style-name="P78">multipath </text:p>
        </text:list-item>
        <text:list-item>
          <text:p text:style-name="P78">channel model y=Hx+n </text:p>
        </text:list-item>
        <text:list-item>
          <text:p text:style-name="P77">OFDM and subcarriers </text:p>
        </text:list-item>
      </text:list>
      <text:h text:style-name="Heading_20_2" text:outline-level="2">Level 4</text:h>
      <text:list text:style-name="L41">
        <text:list-item>
          <text:p text:style-name="P80">time series </text:p>
        </text:list-item>
        <text:list-item>
          <text:p text:style-name="P80">filtering </text:p>
        </text:list-item>
        <text:list-item>
          <text:p text:style-name="P80">FFT / STFT </text:p>
        </text:list-item>
        <text:list-item>
          <text:p text:style-name="P79">PCA </text:p>
        </text:list-item>
      </text:list>
      <text:h text:style-name="Heading_20_2" text:outline-level="2">Level 5</text:h>
      <text:list text:style-name="L42">
        <text:list-item>
          <text:p text:style-name="P82">feature extraction </text:p>
        </text:list-item>
        <text:list-item>
          <text:p text:style-name="P82">classifiers </text:p>
        </text:list-item>
        <text:list-item>
          <text:p text:style-name="P81">CNN/LSTM basics </text:p>
        </text:list-item>
      </text:list>
      <text:p text:style-name="Horizontal_20_Line"/>
      <text:h text:style-name="Heading_20_1" text:outline-level="1">17) What “identity” is hidden inside gait</text:h>
      <text:p text:style-name="Text_20_body">A gait sample may implicitly encode:</text:p>
      <text:list text:style-name="L43">
        <text:list-item>
          <text:p text:style-name="P84">step frequency </text:p>
        </text:list-item>
        <text:list-item>
          <text:p text:style-name="P84">stride timing </text:p>
        </text:list-item>
        <text:list-item>
          <text:p text:style-name="P84">asymmetry </text:p>
        </text:list-item>
        <text:list-item>
          <text:p text:style-name="P84">motion energy </text:p>
        </text:list-item>
        <text:list-item>
          <text:p text:style-name="P84">torso stability </text:p>
        </text:list-item>
        <text:list-item>
          <text:p text:style-name="P84">arm-leg coordination </text:p>
        </text:list-item>
        <text:list-item>
          <text:p text:style-name="P84">periodicity </text:p>
        </text:list-item>
        <text:list-item>
          <text:p text:style-name="P83"><text:soft-page-break/>spectral shape </text:p>
        </text:list-item>
      </text:list>
      <text:p text:style-name="Text_20_body">Even if you don’t explicitly calculate all of these, a machine learning model may still learn them from CSI patterns.</text:p>
      <text:p text:style-name="Horizontal_20_Line"/>
      <text:h text:style-name="Heading_20_1" text:outline-level="1">18) One important warning</text:h>
      <text:p text:style-name="Text_20_body">Wi-Fi gait recognition is <text:span text:style-name="Strong_20_Emphasis">not magic mind reading</text:span>.</text:p>
      <text:p text:style-name="Text_20_body">It only works because movement changes radio propagation.</text:p>
      <text:p text:style-name="Text_20_body">It is fundamentally a <text:span text:style-name="Strong_20_Emphasis">wireless sensing + pattern recognition</text:span> problem.</text:p>
      <text:p text:style-name="Text_20_body">So always think of it as:</text:p>
      <text:p text:style-name="Text_20_body"><text:span text:style-name="Strong_20_Emphasis">human motion → channel change → CSI pattern → model → identity</text:span></text:p>
      <text:p text:style-name="Text_20_body">That chain is the core idea.</text:p>
      <text:p text:style-name="Horizontal_20_Line"/>
      <text:h text:style-name="Heading_20_1" text:outline-level="1">19) A compact formula summary</text:h>
      <text:p text:style-name="Text_20_body">These are the key formulas to remember first.</text:p>
      <text:h text:style-name="Heading_20_2" text:outline-level="2">Wavelength</text:h>
      <text:p text:style-name="Text_20_body">λ=fc​ </text:p>
      <text:h text:style-name="Heading_20_2" text:outline-level="2">Basic communication model</text:h>
      <text:p text:style-name="Text_20_body">y=Hx+n </text:p>
      <text:h text:style-name="Heading_20_2" text:outline-level="2">CSI on one subcarrier</text:h>
      <text:p text:style-name="Text_20_body">Hk​=ak​ejϕk​=Ik​+jQk​ </text:p>
      <text:h text:style-name="Heading_20_2" text:outline-level="2">Magnitude</text:h>
      <text:p text:style-name="Text_20_body">∣Hk​∣=Ik2​+Qk2​​ </text:p>
      <text:h text:style-name="Heading_20_2" text:outline-level="2">Phase</text:h>
      <text:p text:style-name="Text_20_body">∠Hk​=tan−1(Ik​Qk​​) </text:p>
      <text:h text:style-name="Heading_20_2" text:outline-level="2">Multipath channel</text:h>
      <text:p text:style-name="Text_20_body">H(f)=l=1∑L​αl​e−j2πfτl​ </text:p>
      <text:h text:style-name="Heading_20_2" text:outline-level="2"><text:soft-page-break/>Dynamic channel</text:h>
      <text:p text:style-name="P3">H(f,t) </text:p>
      <text:p text:style-name="Horizontal_20_Line"/>
      <text:h text:style-name="Heading_20_1" text:outline-level="1">20) A super simple real-life analogy</text:h>
      <text:p text:style-name="Text_20_body">Imagine a room full of mirrors and flashlights.</text:p>
      <text:p text:style-name="Text_20_body">The transmitter is the flashlight.</text:p>
      <text:p text:style-name="Text_20_body">The receiver is a sensor.</text:p>
      <text:p text:style-name="Text_20_body">The walls and furniture reflect light.</text:p>
      <text:p text:style-name="Text_20_body">Now a person walks through the room.</text:p>
      <text:p text:style-name="Text_20_body">The reflected light pattern at the sensor changes every moment.</text:p>
      <text:p text:style-name="Text_20_body">From those changes, you try to guess who is walking.</text:p>
      <text:p text:style-name="Text_20_body">That is basically what Wi-Fi gait recognition is doing, except with radio waves instead of visible light.</text:p>
      <text:p text:style-name="Horizontal_20_Line"/>
      <text:h text:style-name="Heading_20_1" text:outline-level="1">21) What you should understand before reading papers</text:h>
      <text:p text:style-name="Text_20_body">Before jumping into papers, make sure these sentences feel natural to you:</text:p>
      <text:list text:style-name="L44">
        <text:list-item>
          <text:p text:style-name="P86">Wi-Fi CSI measures the channel on multiple subcarriers. </text:p>
        </text:list-item>
        <text:list-item>
          <text:p text:style-name="P86">The indoor channel is a sum of many multipath components. </text:p>
        </text:list-item>
        <text:list-item>
          <text:p text:style-name="P86">Human walking changes some of those paths over time. </text:p>
        </text:list-item>
        <text:list-item>
          <text:p text:style-name="P86">Those changes appear in CSI amplitude and phase. </text:p>
        </text:list-item>
        <text:list-item>
          <text:p text:style-name="P86">Gait is periodic, so the CSI variation also shows temporal structure. </text:p>
        </text:list-item>
        <text:list-item>
          <text:p text:style-name="P85">Signal processing and ML extract identity-related patterns from that structure. </text:p>
        </text:list-item>
      </text:list>
      <text:p text:style-name="Text_20_body">If these are clear, you are already standing on the right foundation.</text:p>
      <text:p text:style-name="Horizontal_20_Line"/>
      <text:h text:style-name="Heading_20_1" text:outline-level="1">22) Your first mental model for the full system</text:h>
      <text:p text:style-name="Text_20_body">Keep this in your head:</text:p>
      <text:p text:style-name="Text_20_body"><text:span text:style-name="Strong_20_Emphasis">Person walks</text:span><text:line-break/>→ legs/arms/torso move<text:line-break/>→ path lengths and reflections change<text:line-break/>→ interference pattern changes<text:line-break/>→ CSI changes over time<text:line-break/><text:soft-page-break/>→ preprocessing removes noise/static part<text:line-break/>→ features or deep model capture gait pattern<text:line-break/>→ classifier recognizes identity</text:p>
      <text:p text:style-name="Text_20_body">That is the whole story.</text:p>
      <text:p text:style-name="Horizontal_20_Line"/>
      <text:h text:style-name="Heading_20_1" text:outline-level="1">23) Best way for me to tutor you from here</text:h>
      <text:p text:style-name="Text_20_body">We can continue in a structured way.</text:p>
      <text:p text:style-name="Text_20_body">I suggest this order:</text:p>
      <text:p text:style-name="Text_20_body"><text:span text:style-name="Strong_20_Emphasis">Lesson 1:</text:span> waves, amplitude, phase, wavelength, interference<text:line-break/><text:span text:style-name="Strong_20_Emphasis">Lesson 2:</text:span> multipath, channel, OFDM, subcarriers, CSI<text:line-break/><text:span text:style-name="Strong_20_Emphasis">Lesson 3:</text:span> why walking affects CSI<text:line-break/><text:span text:style-name="Strong_20_Emphasis">Lesson 4:</text:span> preprocessing of CSI for gait<text:line-break/><text:span text:style-name="Strong_20_Emphasis">Lesson 5:</text:span> feature extraction and ML models<text:line-break/><text:span text:style-name="Strong_20_Emphasis">Lesson 6:</text:span> reading a real gait-recognition paper together</text:p>
      <text:p text:style-name="Text_20_body">For the next step, I recommend we do <text:span text:style-name="Strong_20_Emphasis">Lesson 1</text:span> and I’ll teach you amplitude, phase, frequency, wavelength, and interference with very easy examples and mini test questions.</text:p>
      <text:section text:style-name="Sect1" text:name="_r_a3m_">
        <text:p text:style-name="P87">First explain me what is chanel, carrier, sub carrier. explain them with real life analogies, hidden intution, big picture</text:p>
      </text:section>
      <text:p text:style-name="Text_20_body">Perfect place to start. These three words sound similar, but they do very different jobs.</text:p>
      <text:p text:style-name="Text_20_body">I’ll teach them from the <text:span text:style-name="Strong_20_Emphasis">big picture first</text:span>, then <text:span text:style-name="Strong_20_Emphasis">analogy</text:span>, then <text:span text:style-name="Strong_20_Emphasis">technical meaning</text:span>, then <text:span text:style-name="Strong_20_Emphasis">how they connect in Wi-Fi CSI</text:span>.</text:p>
      <text:p text:style-name="Horizontal_20_Line"/>
      <text:h text:style-name="Heading_20_1" text:outline-level="1">First, the big picture</text:h>
      <text:p text:style-name="Text_20_body">When Wi-Fi sends data, it cannot throw raw 0s and 1s directly into empty space in a useful way.</text:p>
      <text:p text:style-name="Text_20_body">It needs:</text:p>
      <text:list text:style-name="L45">
        <text:list-item>
          <text:p text:style-name="P89">a <text:span text:style-name="Strong_20_Emphasis">wave that can travel through air</text:span> </text:p>
        </text:list-item>
        <text:list-item>
          <text:p text:style-name="P89">a <text:span text:style-name="Strong_20_Emphasis">place/frequency region to send it in</text:span> </text:p>
        </text:list-item>
        <text:list-item>
          <text:p text:style-name="P88">a <text:span text:style-name="Strong_20_Emphasis">smart way to split data for reliability</text:span> </text:p>
        </text:list-item>
      </text:list>
      <text:p text:style-name="Text_20_body">That gives us these three ideas:</text:p>
      <text:h text:style-name="Heading_20_2" text:outline-level="2">Carrier</text:h>
      <text:p text:style-name="Text_20_body">The main wave that carries information.</text:p>
      <text:h text:style-name="Heading_20_2" text:outline-level="2">Subcarrier</text:h>
      <text:p text:style-name="Text_20_body">Smaller mini-waves inside the system, each carrying part of the data.</text:p>
      <text:h text:style-name="Heading_20_2" text:outline-level="2"><text:soft-page-break/>Channel</text:h>
      <text:p text:style-name="Text_20_body">The path plus the effect of the environment on the signal as it travels from transmitter to receiver.</text:p>
      <text:p text:style-name="Text_20_body">A very important beginner point:</text:p>
      <text:p text:style-name="Text_20_body"><text:span text:style-name="Strong_20_Emphasis">Carrier and subcarrier are about how we send the signal.</text:span><text:line-break/><text:span text:style-name="Strong_20_Emphasis">Channel is about what happens to the signal on the way.</text:span></text:p>
      <text:p text:style-name="Text_20_body">That distinction is the hidden key.</text:p>
      <text:p text:style-name="Horizontal_20_Line"/>
      <text:h text:style-name="Heading_20_1" text:outline-level="1">1) Carrier</text:h>
      <text:h text:style-name="Heading_20_2" text:outline-level="2">Real-life analogy: a truck carrying goods</text:h>
      <text:p text:style-name="Text_20_body">Imagine you want to send rice from one city to another.</text:p>
      <text:list text:style-name="L46">
        <text:list-item>
          <text:p text:style-name="P91">The <text:span text:style-name="Strong_20_Emphasis">data</text:span> is the rice. </text:p>
        </text:list-item>
        <text:list-item>
          <text:p text:style-name="P90">The <text:span text:style-name="Strong_20_Emphasis">carrier</text:span> is the truck. </text:p>
        </text:list-item>
      </text:list>
      <text:p text:style-name="Text_20_body">The rice cannot travel by itself.<text:line-break/>It needs something to carry it.</text:p>
      <text:p text:style-name="Text_20_body">Same with wireless communication:</text:p>
      <text:list text:style-name="L47">
        <text:list-item>
          <text:p text:style-name="P93">your message/data cannot directly fly through air by itself </text:p>
        </text:list-item>
        <text:list-item>
          <text:p text:style-name="P93">it is placed onto a high-frequency electromagnetic wave </text:p>
        </text:list-item>
        <text:list-item>
          <text:p text:style-name="P92">that wave is the <text:span text:style-name="Strong_20_Emphasis">carrier wave</text:span> </text:p>
        </text:list-item>
      </text:list>
      <text:p text:style-name="Text_20_body">So:</text:p>
      <text:p text:style-name="Text_20_body"><text:span text:style-name="Strong_20_Emphasis">Carrier = the wave used to carry the information</text:span></text:p>
      <text:p text:style-name="Horizontal_20_Line"/>
      <text:h text:style-name="Heading_20_2" text:outline-level="2">Hidden intuition</text:h>
      <text:p text:style-name="Text_20_body">A carrier is like a <text:span text:style-name="Strong_20_Emphasis">blank moving platform</text:span>.</text:p>
      <text:p text:style-name="Text_20_body">Before information is added, it is just a wave.</text:p>
      <text:p text:style-name="Text_20_body">Then we change something about that wave to embed data, such as:</text:p>
      <text:list text:style-name="L48">
        <text:list-item>
          <text:p text:style-name="P95">amplitude </text:p>
        </text:list-item>
        <text:list-item>
          <text:p text:style-name="P95">phase </text:p>
        </text:list-item>
        <text:list-item>
          <text:p text:style-name="P94">frequency </text:p>
        </text:list-item>
      </text:list>
      <text:p text:style-name="Text_20_body">That process is called <text:span text:style-name="Strong_20_Emphasis">modulation</text:span>.</text:p>
      <text:p text:style-name="Text_20_body">So the carrier is the base wave, and the data is written onto it.</text:p>
      <text:p text:style-name="Horizontal_20_Line"/>
      <text:h text:style-name="Heading_20_2" text:outline-level="2"><text:soft-page-break/>Another analogy: a musical note</text:h>
      <text:p text:style-name="Text_20_body">Imagine one pure flute note.</text:p>
      <text:p text:style-name="Text_20_body">That note is steady and clean.<text:line-break/>Now imagine you slightly vary it to encode information.</text:p>
      <text:p text:style-name="Text_20_body">That pure note is like the <text:span text:style-name="Strong_20_Emphasis">carrier</text:span>.</text:p>
      <text:p text:style-name="Horizontal_20_Line"/>
      <text:h text:style-name="Heading_20_2" text:outline-level="2">Technical meaning</text:h>
      <text:p text:style-name="Text_20_body">A carrier is typically represented as a sinusoidal wave:</text:p>
      <text:p text:style-name="Text_20_body">c(t)=Acos(2πfc​t+ϕ) </text:p>
      <text:p text:style-name="Text_20_body">where:</text:p>
      <text:list text:style-name="L49">
        <text:list-item>
          <text:p text:style-name="P97">A = amplitude </text:p>
        </text:list-item>
        <text:list-item>
          <text:p text:style-name="P97">fc​ = carrier frequency </text:p>
        </text:list-item>
        <text:list-item>
          <text:p text:style-name="P96">ϕ = phase </text:p>
        </text:list-item>
      </text:list>
      <text:p text:style-name="Text_20_body">In Wi-Fi, the carrier frequency might be around:</text:p>
      <text:list text:style-name="L50">
        <text:list-item>
          <text:p text:style-name="P99">2.4 GHz </text:p>
        </text:list-item>
        <text:list-item>
          <text:p text:style-name="P98">5 GHz </text:p>
        </text:list-item>
      </text:list>
      <text:p text:style-name="Text_20_body">So the carrier is a very fast oscillating radio wave.</text:p>
      <text:p text:style-name="Horizontal_20_Line"/>
      <text:h text:style-name="Heading_20_2" text:outline-level="2">Beginner mental image</text:h>
      <text:p text:style-name="Text_20_body">Think:</text:p>
      <text:p text:style-name="Text_20_body"><text:span text:style-name="Strong_20_Emphasis">Carrier = the vehicle</text:span></text:p>
      <text:p text:style-name="Horizontal_20_Line"/>
      <text:h text:style-name="Heading_20_1" text:outline-level="1">2) Subcarrier</text:h>
      <text:p text:style-name="Text_20_body">Now let’s go one level deeper.</text:p>
      <text:h text:style-name="Heading_20_2" text:outline-level="2">Real-life analogy: many small trucks instead of one huge truck</text:h>
      <text:p text:style-name="Text_20_body">Suppose you have a huge amount of goods to send.</text:p>
      <text:p text:style-name="Text_20_body">You could send everything in one giant truck. But that creates problems:</text:p>
      <text:list text:style-name="L51">
        <text:list-item>
          <text:p text:style-name="P101">hard to manage </text:p>
        </text:list-item>
        <text:list-item>
          <text:p text:style-name="P101">one failure affects everything </text:p>
        </text:list-item>
        <text:list-item>
          <text:p text:style-name="P100">roads may not handle it well </text:p>
        </text:list-item>
      </text:list>
      <text:p text:style-name="Text_20_body">So instead, you split the load into many smaller trucks.</text:p>
      <text:p text:style-name="Text_20_body"><text:soft-page-break/>That is what Wi-Fi often does.</text:p>
      <text:p text:style-name="Text_20_body">Instead of sending everything on one single frequency wave, it splits the bandwidth into many smaller frequency pieces.</text:p>
      <text:p text:style-name="Text_20_body">Each small piece has its own mini carrier.</text:p>
      <text:p text:style-name="Text_20_body">These are called <text:span text:style-name="Strong_20_Emphasis">subcarriers</text:span>.</text:p>
      <text:p text:style-name="Text_20_body">So:</text:p>
      <text:p text:style-name="Text_20_body"><text:span text:style-name="Strong_20_Emphasis">Subcarrier = one small frequency slot / mini carrier inside a larger OFDM system</text:span></text:p>
      <text:p text:style-name="Horizontal_20_Line"/>
      <text:h text:style-name="Heading_20_2" text:outline-level="2">Hidden intuition</text:h>
      <text:p text:style-name="Text_20_body">Subcarriers are not random extra waves.</text:p>
      <text:p text:style-name="Text_20_body">They are a clever engineering trick.</text:p>
      <text:p text:style-name="Text_20_body">Why?</text:p>
      <text:p text:style-name="Text_20_body">Because wireless channels are messy:</text:p>
      <text:list text:style-name="L52">
        <text:list-item>
          <text:p text:style-name="P103">reflections </text:p>
        </text:list-item>
        <text:list-item>
          <text:p text:style-name="P103">fading </text:p>
        </text:list-item>
        <text:list-item>
          <text:p text:style-name="P102">frequency-selective distortion </text:p>
        </text:list-item>
      </text:list>
      <text:p text:style-name="Text_20_body">If you send all data on one big wideband carrier, the channel can distort parts of it badly.</text:p>
      <text:p text:style-name="Text_20_body">But if you split the signal into many narrow little frequency lanes, each lane becomes easier to manage.</text:p>
      <text:p text:style-name="Text_20_body">So the hidden intuition is:</text:p>
      <text:p text:style-name="Text_20_body"><text:span text:style-name="Strong_20_Emphasis">Subcarriers make a complicated channel look easier to handle.</text:span></text:p>
      <text:p text:style-name="Horizontal_20_Line"/>
      <text:h text:style-name="Heading_20_2" text:outline-level="2">Best analogy: a highway with many lanes</text:h>
      <text:p text:style-name="Text_20_body">Imagine data is traffic.</text:p>
      <text:p text:style-name="Text_20_body">Instead of putting all cars into one giant lane, you divide the road into many lanes.</text:p>
      <text:list text:style-name="L53">
        <text:list-item>
          <text:p text:style-name="P105">each lane carries part of the traffic </text:p>
        </text:list-item>
        <text:list-item>
          <text:p text:style-name="P105">lanes are separate but coordinated </text:p>
        </text:list-item>
        <text:list-item>
          <text:p text:style-name="P104">together they move a lot of traffic efficiently </text:p>
        </text:list-item>
      </text:list>
      <text:p text:style-name="Text_20_body">In OFDM:</text:p>
      <text:list text:style-name="L54">
        <text:list-item>
          <text:p text:style-name="P107">each lane = one subcarrier </text:p>
        </text:list-item>
        <text:list-item>
          <text:p text:style-name="P106">all lanes together = the full transmission </text:p>
        </text:list-item>
      </text:list>
      <text:p text:style-name="Text_20_body">This is an excellent analogy.</text:p>
      <text:p text:style-name="Horizontal_20_Line"/>
      <text:h text:style-name="Heading_20_2" text:outline-level="2"><text:soft-page-break/>Another analogy: a piano keyboard</text:h>
      <text:p text:style-name="Text_20_body">Imagine a piano.</text:p>
      <text:p text:style-name="Text_20_body">Instead of one single note doing all the work, many nearby notes are available.</text:p>
      <text:p text:style-name="Text_20_body">Each note can carry part of the musical structure.</text:p>
      <text:p text:style-name="Text_20_body">Similarly:</text:p>
      <text:list text:style-name="L55">
        <text:list-item>
          <text:p text:style-name="P109">each subcarrier is a different frequency tone </text:p>
        </text:list-item>
        <text:list-item>
          <text:p text:style-name="P108">together they form the whole transmitted signal </text:p>
        </text:list-item>
      </text:list>
      <text:p text:style-name="Horizontal_20_Line"/>
      <text:h text:style-name="Heading_20_2" text:outline-level="2">Technical meaning</text:h>
      <text:p text:style-name="Text_20_body">If the total Wi-Fi bandwidth is divided into many narrow frequency bins, then each bin is a subcarrier.</text:p>
      <text:p text:style-name="Text_20_body">For subcarrier k, the transmitted component may look like:</text:p>
      <text:p text:style-name="Text_20_body">xk​(t)=Ak​cos(2πfk​t+ϕk​) </text:p>
      <text:p text:style-name="Text_20_body">where:</text:p>
      <text:list text:style-name="L56">
        <text:list-item>
          <text:p text:style-name="P111">fk​ is the frequency of subcarrier k </text:p>
        </text:list-item>
        <text:list-item>
          <text:p text:style-name="P110">Ak​ and ϕk​ may be adjusted to carry data </text:p>
        </text:list-item>
      </text:list>
      <text:p text:style-name="Text_20_body">So each subcarrier is like a mini-carrier at a slightly different frequency.</text:p>
      <text:p text:style-name="Horizontal_20_Line"/>
      <text:h text:style-name="Heading_20_2" text:outline-level="2">Important beginner point</text:h>
      <text:p text:style-name="Text_20_body">In OFDM, there is often casual use of the word “carrier,” but in practice the system is using <text:span text:style-name="Strong_20_Emphasis">many subcarriers</text:span>.</text:p>
      <text:p text:style-name="Text_20_body">So in Wi-Fi CSI work, when you see measurements across many subcarriers, it means the channel is being observed on many tiny frequency slices.</text:p>
      <text:p text:style-name="Horizontal_20_Line"/>
      <text:h text:style-name="Heading_20_2" text:outline-level="2">Beginner mental image</text:h>
      <text:p text:style-name="Text_20_body">Think:</text:p>
      <text:p text:style-name="Text_20_body"><text:span text:style-name="Strong_20_Emphasis">Subcarriers = many smaller delivery lanes inside the big system</text:span></text:p>
      <text:p text:style-name="Horizontal_20_Line"/>
      <text:h text:style-name="Heading_20_1" text:outline-level="1">3) Channel</text:h>
      <text:p text:style-name="Text_20_body">This is the most important and most misunderstood one.</text:p>
      <text:h text:style-name="Heading_20_2" text:outline-level="2"><text:soft-page-break/>Real-life analogy: the road between sender and receiver</text:h>
      <text:p text:style-name="Text_20_body">Let’s go back to the truck example.</text:p>
      <text:p text:style-name="Text_20_body">You have:</text:p>
      <text:list text:style-name="L57">
        <text:list-item>
          <text:p text:style-name="P113">a truck carrying rice </text:p>
        </text:list-item>
        <text:list-item>
          <text:p text:style-name="P112">a road from city A to city B </text:p>
        </text:list-item>
      </text:list>
      <text:p text:style-name="Text_20_body">That road may have:</text:p>
      <text:list text:style-name="L58">
        <text:list-item>
          <text:p text:style-name="P115">smooth sections </text:p>
        </text:list-item>
        <text:list-item>
          <text:p text:style-name="P115">traffic </text:p>
        </text:list-item>
        <text:list-item>
          <text:p text:style-name="P115">potholes </text:p>
        </text:list-item>
        <text:list-item>
          <text:p text:style-name="P115">detours </text:p>
        </text:list-item>
        <text:list-item>
          <text:p text:style-name="P115">fog </text:p>
        </text:list-item>
        <text:list-item>
          <text:p text:style-name="P115">bridges </text:p>
        </text:list-item>
        <text:list-item>
          <text:p text:style-name="P114">obstacles </text:p>
        </text:list-item>
      </text:list>
      <text:p text:style-name="Text_20_body">The road affects how the truck arrives.</text:p>
      <text:p text:style-name="Text_20_body">Maybe:</text:p>
      <text:list text:style-name="L59">
        <text:list-item>
          <text:p text:style-name="P117">slower </text:p>
        </text:list-item>
        <text:list-item>
          <text:p text:style-name="P117">damaged </text:p>
        </text:list-item>
        <text:list-item>
          <text:p text:style-name="P117">delayed </text:p>
        </text:list-item>
        <text:list-item>
          <text:p text:style-name="P116">partially blocked </text:p>
        </text:list-item>
      </text:list>
      <text:p text:style-name="Text_20_body">In wireless:</text:p>
      <text:list text:style-name="L60">
        <text:list-item>
          <text:p text:style-name="P119">the signal is sent by the transmitter </text:p>
        </text:list-item>
        <text:list-item>
          <text:p text:style-name="P119">the <text:span text:style-name="Strong_20_Emphasis">channel</text:span> is the medium/path/environment effect between transmitter and receiver </text:p>
        </text:list-item>
        <text:list-item>
          <text:p text:style-name="P118">it changes the signal before it arrives </text:p>
        </text:list-item>
      </text:list>
      <text:p text:style-name="Text_20_body">So:</text:p>
      <text:p text:style-name="Text_20_body"><text:span text:style-name="Strong_20_Emphasis">Channel = everything the signal experiences while traveling</text:span></text:p>
      <text:p text:style-name="Horizontal_20_Line"/>
      <text:h text:style-name="Heading_20_2" text:outline-level="2">Hidden intuition</text:h>
      <text:p text:style-name="Text_20_body">Beginners often think channel means just “air.”</text:p>
      <text:p text:style-name="Text_20_body">But in wireless sensing, the channel is much more than empty space.</text:p>
      <text:p text:style-name="Text_20_body">It includes:</text:p>
      <text:list text:style-name="L61">
        <text:list-item>
          <text:p text:style-name="P121">direct path </text:p>
        </text:list-item>
        <text:list-item>
          <text:p text:style-name="P121">reflections from walls </text:p>
        </text:list-item>
        <text:list-item>
          <text:p text:style-name="P121">reflections from floor </text:p>
        </text:list-item>
        <text:list-item>
          <text:p text:style-name="P121">reflections from furniture </text:p>
        </text:list-item>
        <text:list-item>
          <text:p text:style-name="P121">reflections from the human body </text:p>
        </text:list-item>
        <text:list-item>
          <text:p text:style-name="P120">blocking, scattering, delay, phase shifts, attenuation </text:p>
        </text:list-item>
      </text:list>
      <text:p text:style-name="Text_20_body"><text:soft-page-break/>So the channel is really:</text:p>
      <text:p text:style-name="Text_20_body"><text:span text:style-name="Strong_20_Emphasis">the environment’s fingerprint on the signal</text:span></text:p>
      <text:p text:style-name="Text_20_body">That is why CSI is so valuable.</text:p>
      <text:p text:style-name="Horizontal_20_Line"/>
      <text:h text:style-name="Heading_20_2" text:outline-level="2">Best analogy: shouting in a room</text:h>
      <text:p text:style-name="Text_20_body">Suppose you shout in an empty field and in a bathroom.</text:p>
      <text:p text:style-name="Text_20_body">Your voice leaves your mouth the same way, but what arrives sounds different because of the environment.</text:p>
      <text:p text:style-name="Text_20_body">Why?</text:p>
      <text:list text:style-name="L62">
        <text:list-item>
          <text:p text:style-name="P123">echoes </text:p>
        </text:list-item>
        <text:list-item>
          <text:p text:style-name="P123">reflections </text:p>
        </text:list-item>
        <text:list-item>
          <text:p text:style-name="P123">absorption </text:p>
        </text:list-item>
        <text:list-item>
          <text:p text:style-name="P122">reverberation </text:p>
        </text:list-item>
      </text:list>
      <text:p text:style-name="Text_20_body">That difference is like the <text:span text:style-name="Strong_20_Emphasis">channel effect</text:span>.</text:p>
      <text:p text:style-name="Text_20_body">The environment changes the signal.</text:p>
      <text:p text:style-name="Text_20_body">In Wi-Fi, the room changes the radio wave in the same way.</text:p>
      <text:p text:style-name="Horizontal_20_Line"/>
      <text:h text:style-name="Heading_20_2" text:outline-level="2">Another analogy: water flowing through terrain</text:h>
      <text:p text:style-name="Text_20_body">Imagine water moving through land.</text:p>
      <text:p text:style-name="Text_20_body">If the land is flat, the flow is simple.</text:p>
      <text:p text:style-name="Text_20_body">If there are rocks, turns, slopes, and branches, the flow changes.</text:p>
      <text:p text:style-name="Text_20_body">The terrain is like the <text:span text:style-name="Strong_20_Emphasis">channel</text:span>.</text:p>
      <text:p text:style-name="Text_20_body">It shapes the path and final outcome.</text:p>
      <text:p text:style-name="Horizontal_20_Line"/>
      <text:h text:style-name="Heading_20_2" text:outline-level="2">Technical meaning</text:h>
      <text:p text:style-name="Text_20_body">In communication, the channel is often represented by H.</text:p>
      <text:p text:style-name="Text_20_body">If transmitted signal is x, received signal is y, then:</text:p>
      <text:p text:style-name="Text_20_body">y=Hx+n </text:p>
      <text:p text:style-name="Text_20_body">where:</text:p>
      <text:list text:style-name="L63">
        <text:list-item>
          <text:p text:style-name="P125">H = channel </text:p>
        </text:list-item>
        <text:list-item>
          <text:p text:style-name="P124">n = noise </text:p>
        </text:list-item>
      </text:list>
      <text:p text:style-name="Text_20_body">If H changes, the received signal changes.</text:p>
      <text:p text:style-name="Text_20_body"><text:soft-page-break/>In wireless, H includes:</text:p>
      <text:list text:style-name="L64">
        <text:list-item>
          <text:p text:style-name="P127">attenuation </text:p>
        </text:list-item>
        <text:list-item>
          <text:p text:style-name="P127">delay </text:p>
        </text:list-item>
        <text:list-item>
          <text:p text:style-name="P127">phase shift </text:p>
        </text:list-item>
        <text:list-item>
          <text:p text:style-name="P126">multipath combination </text:p>
        </text:list-item>
      </text:list>
      <text:p text:style-name="Text_20_body">And in CSI work, we estimate H.</text:p>
      <text:p text:style-name="Horizontal_20_Line"/>
      <text:h text:style-name="Heading_20_2" text:outline-level="2">Why channel matters so much in gait recognition</text:h>
      <text:p text:style-name="Text_20_body">Because when a person walks:</text:p>
      <text:list text:style-name="L65">
        <text:list-item>
          <text:p text:style-name="P129">they block some paths </text:p>
        </text:list-item>
        <text:list-item>
          <text:p text:style-name="P129">create new reflections </text:p>
        </text:list-item>
        <text:list-item>
          <text:p text:style-name="P129">change path lengths </text:p>
        </text:list-item>
        <text:list-item>
          <text:p text:style-name="P128">alter phase and amplitude </text:p>
        </text:list-item>
      </text:list>
      <text:p text:style-name="Text_20_body">So the <text:span text:style-name="Strong_20_Emphasis">channel changes over time</text:span>.</text:p>
      <text:p text:style-name="Text_20_body">That is the whole reason gait recognition works.</text:p>
      <text:p text:style-name="Text_20_body">Not because Wi-Fi “sees” a person like a camera.</text:p>
      <text:p text:style-name="Text_20_body">But because the person changes the wireless channel in a measurable way.</text:p>
      <text:p text:style-name="Horizontal_20_Line"/>
      <text:h text:style-name="Heading_20_1" text:outline-level="1">4) One super simple combined analogy</text:h>
      <text:p text:style-name="Text_20_body">Imagine this full story.</text:p>
      <text:p text:style-name="Text_20_body">You want to send a package.</text:p>
      <text:list text:style-name="L66">
        <text:list-item>
          <text:p text:style-name="P131"><text:span text:style-name="Strong_20_Emphasis">Carrier</text:span> = the delivery truck </text:p>
        </text:list-item>
        <text:list-item>
          <text:p text:style-name="P131"><text:span text:style-name="Strong_20_Emphasis">Subcarriers</text:span> = many small trucks or many lanes carrying pieces of the package </text:p>
        </text:list-item>
        <text:list-item>
          <text:p text:style-name="P130"><text:span text:style-name="Strong_20_Emphasis">Channel</text:span> = the roads, traffic, weather, bridges, and obstacles between source and destination </text:p>
        </text:list-item>
      </text:list>
      <text:p text:style-name="Text_20_body">So:</text:p>
      <text:list text:style-name="L67">
        <text:list-item>
          <text:p text:style-name="P133">carrier/subcarriers are the <text:span text:style-name="Strong_20_Emphasis">transport mechanism</text:span> </text:p>
        </text:list-item>
        <text:list-item>
          <text:p text:style-name="P132">channel is the <text:span text:style-name="Strong_20_Emphasis">travel condition</text:span> </text:p>
        </text:list-item>
      </text:list>
      <text:p text:style-name="Text_20_body">That is the clean distinction.</text:p>
      <text:p text:style-name="Horizontal_20_Line"/>
      <text:h text:style-name="Heading_20_1" text:outline-level="1">5) How they relate in Wi-Fi</text:h>
      <text:p text:style-name="Text_20_body">Now let’s connect them properly.</text:p>
      <text:h text:style-name="Heading_20_2" text:outline-level="2"><text:soft-page-break/>In old/simple thinking</text:h>
      <text:p text:style-name="Text_20_body">You may imagine:</text:p>
      <text:list text:style-name="L68">
        <text:list-item>
          <text:p text:style-name="P135">one carrier wave </text:p>
        </text:list-item>
        <text:list-item>
          <text:p text:style-name="P134">one wireless channel </text:p>
        </text:list-item>
      </text:list>
      <text:h text:style-name="Heading_20_2" text:outline-level="2">In modern Wi-Fi</text:h>
      <text:p text:style-name="Text_20_body">Wi-Fi usually uses OFDM:</text:p>
      <text:list text:style-name="L69">
        <text:list-item>
          <text:p text:style-name="P137">many subcarriers </text:p>
        </text:list-item>
        <text:list-item>
          <text:p text:style-name="P137">each subcarrier travels through the environment </text:p>
        </text:list-item>
        <text:list-item>
          <text:p text:style-name="P136">each one experiences the channel a little differently </text:p>
        </text:list-item>
      </text:list>
      <text:p text:style-name="Text_20_body">That means the channel is observed across frequency.</text:p>
      <text:p text:style-name="Text_20_body">So instead of one channel value, we often get:</text:p>
      <text:p text:style-name="Text_20_body">H1​,H2​,H3​,…,HK​ </text:p>
      <text:p text:style-name="Text_20_body">where:</text:p>
      <text:list text:style-name="L70">
        <text:list-item>
          <text:p text:style-name="P138">Hk​ = channel response on subcarrier k </text:p>
        </text:list-item>
      </text:list>
      <text:p text:style-name="Text_20_body">This collection is what CSI gives you.</text:p>
      <text:p text:style-name="Horizontal_20_Line"/>
      <text:h text:style-name="Heading_20_1" text:outline-level="1">6) Hidden big intuition for CSI</text:h>
      <text:p text:style-name="Text_20_body">This is the part you really want to internalize.</text:p>
      <text:p text:style-name="Text_20_body">Each subcarrier is like a tiny test signal sent at a slightly different frequency.</text:p>
      <text:p text:style-name="Text_20_body">The environment affects each one.</text:p>
      <text:p text:style-name="Text_20_body">By measuring all of them, Wi-Fi gets a detailed picture of the channel.</text:p>
      <text:p text:style-name="Text_20_body">So:</text:p>
      <text:p text:style-name="Text_20_body"><text:span text:style-name="Strong_20_Emphasis">Subcarriers help probe the channel in detail.</text:span></text:p>
      <text:p text:style-name="Text_20_body">That is why CSI is not just one number.</text:p>
      <text:p text:style-name="Text_20_body">It is like asking the room many tiny questions at once:</text:p>
      <text:list text:style-name="L71">
        <text:list-item>
          <text:p text:style-name="P140">“How did you affect frequency 1?” </text:p>
        </text:list-item>
        <text:list-item>
          <text:p text:style-name="P140">“How about frequency 2?” </text:p>
        </text:list-item>
        <text:list-item>
          <text:p text:style-name="P139">“How about frequency 3?” </text:p>
        </text:list-item>
      </text:list>
      <text:p text:style-name="Text_20_body">And the room answers with CSI values.</text:p>
      <text:p text:style-name="Text_20_body">When a person walks, those answers change.</text:p>
      <text:p text:style-name="Horizontal_20_Line"/>
      <text:h text:style-name="Heading_20_1" text:outline-level="1"><text:soft-page-break/>7) A picture in words</text:h>
      <text:p text:style-name="Text_20_body">Imagine:</text:p>
      <text:list text:style-name="L72">
        <text:list-item>
          <text:p text:style-name="P142">transmitter on left </text:p>
        </text:list-item>
        <text:list-item>
          <text:p text:style-name="P142">receiver on right </text:p>
        </text:list-item>
        <text:list-item>
          <text:p text:style-name="P141">a person walking in the middle </text:p>
        </text:list-item>
      </text:list>
      <text:p text:style-name="Text_20_body">The transmitter sends many subcarriers.</text:p>
      <text:p text:style-name="Text_20_body">Each subcarrier travels:</text:p>
      <text:list text:style-name="L73">
        <text:list-item>
          <text:p text:style-name="P144">some directly </text:p>
        </text:list-item>
        <text:list-item>
          <text:p text:style-name="P144">some bounce off wall </text:p>
        </text:list-item>
        <text:list-item>
          <text:p text:style-name="P144">some bounce off the person </text:p>
        </text:list-item>
        <text:list-item>
          <text:p text:style-name="P144">some get weakened </text:p>
        </text:list-item>
        <text:list-item>
          <text:p text:style-name="P143">some get phase shifted </text:p>
        </text:list-item>
      </text:list>
      <text:p text:style-name="Text_20_body">The receiver compares what was sent and what arrived.</text:p>
      <text:p text:style-name="Text_20_body">That comparison gives the channel response for each subcarrier.</text:p>
      <text:p text:style-name="Text_20_body">That response is CSI.</text:p>
      <text:p text:style-name="Horizontal_20_Line"/>
      <text:h text:style-name="Heading_20_1" text:outline-level="1">8) Very short definitions</text:h>
      <text:h text:style-name="Heading_20_2" text:outline-level="2">Carrier</text:h>
      <text:p text:style-name="Text_20_body">A high-frequency wave used to carry information.</text:p>
      <text:h text:style-name="Heading_20_2" text:outline-level="2">Subcarrier</text:h>
      <text:p text:style-name="Text_20_body">A smaller frequency component inside a multi-carrier system like OFDM, each carrying part of the data.</text:p>
      <text:h text:style-name="Heading_20_2" text:outline-level="2">Channel</text:h>
      <text:p text:style-name="Text_20_body">The propagation path and environmental effect that changes the signal from transmitter to receiver.</text:p>
      <text:p text:style-name="Horizontal_20_Line"/>
      <text:h text:style-name="Heading_20_1" text:outline-level="1">9) Common beginner confusion</text:h>
      <text:h text:style-name="Heading_20_2" text:outline-level="2">Confusion 1: Is channel the same as frequency channel, like Wi-Fi channel 36?</text:h>
      <text:p text:style-name="Text_20_body">There are two meanings of “channel.”</text:p>
      <text:h text:style-name="Heading_20_3" text:outline-level="3"><text:soft-page-break/>Meaning A: communication band/channel number</text:h>
      <text:p text:style-name="Text_20_body">Like Wi-Fi channel 36 or channel 6.<text:line-break/>This means a chosen frequency band.</text:p>
      <text:h text:style-name="Heading_20_3" text:outline-level="3">Meaning B: propagation channel</text:h>
      <text:p text:style-name="Text_20_body">This is the environment effect between TX and RX.</text:p>
      <text:p text:style-name="Text_20_body">In CSI and sensing, when we say channel, we usually mean <text:span text:style-name="Strong_20_Emphasis">propagation channel</text:span>.</text:p>
      <text:p text:style-name="Text_20_body">That is the one you should focus on now.</text:p>
      <text:p text:style-name="Horizontal_20_Line"/>
      <text:h text:style-name="Heading_20_2" text:outline-level="2">Confusion 2: Is a subcarrier just a smaller channel?</text:h>
      <text:p text:style-name="Text_20_body">No.</text:p>
      <text:p text:style-name="Text_20_body">A subcarrier is a transmission frequency component.</text:p>
      <text:p text:style-name="Text_20_body">A channel is the environment/path effect on the signal.</text:p>
      <text:p text:style-name="Text_20_body">So:</text:p>
      <text:list text:style-name="L74">
        <text:list-item>
          <text:p text:style-name="P146">subcarrier is part of the sent signal structure </text:p>
        </text:list-item>
        <text:list-item>
          <text:p text:style-name="P145">channel is what the environment does to that signal </text:p>
        </text:list-item>
      </text:list>
      <text:p text:style-name="Horizontal_20_Line"/>
      <text:h text:style-name="Heading_20_2" text:outline-level="2">Confusion 3: Is the carrier physically separate from the data?</text:h>
      <text:p text:style-name="Text_20_body">Sort of yes in concept.</text:p>
      <text:p text:style-name="Text_20_body">You can think of the carrier as the blank wave, and the data is imposed onto it by modulation.</text:p>
      <text:p text:style-name="Text_20_body">So they are conceptually different, though in practice the transmitted waveform is the combination.</text:p>
      <text:p text:style-name="Horizontal_20_Line"/>
      <text:h text:style-name="Heading_20_1" text:outline-level="1">10) One sentence intuition for each</text:h>
      <text:p text:style-name="Text_20_body">Use these as memory hooks:</text:p>
      <text:p text:style-name="Text_20_body"><text:span text:style-name="Strong_20_Emphasis">Carrier:</text:span> the main wave that carries information.<text:line-break/><text:span text:style-name="Strong_20_Emphasis">Subcarrier:</text:span> one of many smaller frequency lanes used to split the transmission.<text:line-break/><text:span text:style-name="Strong_20_Emphasis">Channel:</text:span> the environment’s effect on the signal as it travels.</text:p>
      <text:p text:style-name="Horizontal_20_Line"/>
      <text:h text:style-name="Heading_20_1" text:outline-level="1">11) Why this matters for your gait project</text:h>
      <text:p text:style-name="Text_20_body">In your Wi-Fi CSI gait recognition work:</text:p>
      <text:list text:style-name="L75">
        <text:list-item>
          <text:p text:style-name="P148">Wi-Fi sends signals on many <text:span text:style-name="Strong_20_Emphasis">subcarriers</text:span> </text:p>
        </text:list-item>
        <text:list-item>
          <text:p text:style-name="P148"><text:soft-page-break/>the human body changes the <text:span text:style-name="Strong_20_Emphasis">channel</text:span> </text:p>
        </text:list-item>
        <text:list-item>
          <text:p text:style-name="P148">CSI measures channel response on each <text:span text:style-name="Strong_20_Emphasis">subcarrier</text:span> </text:p>
        </text:list-item>
        <text:list-item>
          <text:p text:style-name="P148">walking creates time-varying channel patterns </text:p>
        </text:list-item>
        <text:list-item>
          <text:p text:style-name="P147">those patterns can identify gait </text:p>
        </text:list-item>
      </text:list>
      <text:p text:style-name="Text_20_body">So the full chain is:</text:p>
      <text:p text:style-name="Text_20_body"><text:span text:style-name="Strong_20_Emphasis">subcarriers are sent</text:span><text:line-break/>→ <text:span text:style-name="Strong_20_Emphasis">channel changes them</text:span><text:line-break/>→ <text:span text:style-name="Strong_20_Emphasis">receiver estimates CSI</text:span><text:line-break/>→ <text:span text:style-name="Strong_20_Emphasis">walking shows up in CSI</text:span></text:p>
      <text:p text:style-name="Horizontal_20_Line"/>
      <text:h text:style-name="Heading_20_1" text:outline-level="1">12) Mini test for you</text:h>
      <text:p text:style-name="Text_20_body">Try answering these in your head:</text:p>
      <text:list text:style-name="L76">
        <text:list-item>
          <text:p text:style-name="P150">Which one is the “vehicle” that carries data? </text:p>
        </text:list-item>
        <text:list-item>
          <text:p text:style-name="P150">Which one is like many small lanes on a highway? </text:p>
        </text:list-item>
        <text:list-item>
          <text:p text:style-name="P150">Which one is like the road condition and environment? </text:p>
        </text:list-item>
        <text:list-item>
          <text:p text:style-name="P149">In CSI, what are we mostly trying to estimate: carrier, subcarrier, or channel? </text:p>
        </text:list-item>
      </text:list>
      <text:p text:style-name="Text_20_body">Answers:</text:p>
      <text:list text:style-name="L77">
        <text:list-item>
          <text:p text:style-name="P152">Carrier </text:p>
        </text:list-item>
        <text:list-item>
          <text:p text:style-name="P152">Subcarriers </text:p>
        </text:list-item>
        <text:list-item>
          <text:p text:style-name="P152">Channel </text:p>
        </text:list-item>
        <text:list-item>
          <text:p text:style-name="P151">Channel response on subcarriers </text:p>
        </text:list-item>
      </text:list>
      <text:p text:style-name="Horizontal_20_Line"/>
      <text:h text:style-name="Heading_20_1" text:outline-level="1">13) Final mental map</text:h>
      <text:p text:style-name="Text_20_body">Keep this map:</text:p>
      <text:list text:style-name="L78">
        <text:list-item>
          <text:p text:style-name="P154"><text:span text:style-name="Strong_20_Emphasis">Carrier</text:span> = base wave </text:p>
        </text:list-item>
        <text:list-item>
          <text:p text:style-name="P154"><text:span text:style-name="Strong_20_Emphasis">Subcarriers</text:span> = many narrow mini-waves </text:p>
        </text:list-item>
        <text:list-item>
          <text:p text:style-name="P153"><text:span text:style-name="Strong_20_Emphasis">Channel</text:span> = what the room/person/environment does to those waves </text:p>
        </text:list-item>
      </text:list>
      <text:p text:style-name="Text_20_body">Or even shorter:</text:p>
      <text:p text:style-name="Text_20_body"><text:span text:style-name="Strong_20_Emphasis">Carrier sends.</text:span><text:line-break/><text:span text:style-name="Strong_20_Emphasis">Subcarriers split.</text:span><text:line-break/><text:span text:style-name="Strong_20_Emphasis">Channel distorts.</text:span></text:p>
      <text:p text:style-name="Text_20_body">That is the big picture.</text:p>
      <text:p text:style-name="Text_20_body">Next, the most natural lesson is <text:span text:style-name="Strong_20_Emphasis">frequency, wavelength, amplitude, and phase</text:span> — because once those are clear, channel and CSI become much easier to understand.</text:p>
      <text:p text:style-name="Text_20_body">The receiver compares what was sent and what arrived.</text:p>
      <text:section text:style-name="Sect1" text:name="_r_a44_">
        <text:p text:style-name="P87"><text:soft-page-break/>how does the reciver do that comparison</text:p>
      </text:section>
      <text:p text:style-name="Text_20_body">Great question.</text:p>
      <text:p text:style-name="Text_20_body">This is exactly the heart of <text:span text:style-name="Strong_20_Emphasis">how CSI is obtained</text:span>.</text:p>
      <text:p text:style-name="Text_20_body">The short intuition is:</text:p>
      <text:p text:style-name="Text_20_body"><text:span text:style-name="Strong_20_Emphasis">The receiver can compare “what should have arrived” with “what actually arrived” because some parts of the Wi-Fi packet are known in advance.</text:span></text:p>
      <text:p text:style-name="Text_20_body">Those known parts act like a <text:span text:style-name="Strong_20_Emphasis">reference template</text:span>.</text:p>
      <text:p text:style-name="Horizontal_20_Line"/>
      <text:h text:style-name="Heading_20_1" text:outline-level="1">Big picture first</text:h>
      <text:p text:style-name="Text_20_body">Imagine I send you a message through a noisy tunnel.</text:p>
      <text:p text:style-name="Text_20_body">Before the real message, I first send:</text:p>
      <text:p text:style-name="Text_20_body"><text:span text:style-name="Strong_20_Emphasis">“AAAAA”</text:span></text:p>
      <text:p text:style-name="Text_20_body">You already know I sent “AAAAA”.</text:p>
      <text:p text:style-name="Text_20_body">So when you hear it on your side, you can compare:</text:p>
      <text:list text:style-name="L79">
        <text:list-item>
          <text:p text:style-name="P156">what I intended to send </text:p>
        </text:list-item>
        <text:list-item>
          <text:p text:style-name="P155">what you actually received </text:p>
        </text:list-item>
      </text:list>
      <text:p text:style-name="Text_20_body">From the difference, you can figure out what the tunnel did to the sound.</text:p>
      <text:p text:style-name="Text_20_body">That is basically what the receiver does in Wi-Fi.</text:p>
      <text:p text:style-name="Text_20_body">It uses <text:span text:style-name="Strong_20_Emphasis">known training symbols</text:span> or <text:span text:style-name="Strong_20_Emphasis">pilot signals</text:span> inside the packet.</text:p>
      <text:p text:style-name="Text_20_body">These are deliberately predefined patterns.</text:p>
      <text:p text:style-name="Horizontal_20_Line"/>
      <text:h text:style-name="Heading_20_1" text:outline-level="1">Real-life analogy</text:h>
      <text:p text:style-name="Text_20_body">Think of the channel like a dirty glass window.</text:p>
      <text:p text:style-name="Text_20_body">You want to know how dirty the glass is.</text:p>
      <text:p text:style-name="Text_20_body">So instead of looking at an unknown object through it, you hold up a <text:span text:style-name="Strong_20_Emphasis">known white paper</text:span> behind the glass.</text:p>
      <text:p text:style-name="Text_20_body">Because you know what white paper should look like, any change you see must be caused by the glass.</text:p>
      <text:p text:style-name="Text_20_body">In Wi-Fi:</text:p>
      <text:list text:style-name="L80">
        <text:list-item>
          <text:p text:style-name="P158">the <text:span text:style-name="Strong_20_Emphasis">known paper</text:span> = training/pilot symbols </text:p>
        </text:list-item>
        <text:list-item>
          <text:p text:style-name="P158">the <text:span text:style-name="Strong_20_Emphasis">glass</text:span> = wireless channel </text:p>
        </text:list-item>
        <text:list-item>
          <text:p text:style-name="P158">the <text:span text:style-name="Strong_20_Emphasis">difference</text:span> = channel effect </text:p>
        </text:list-item>
        <text:list-item>
          <text:p text:style-name="P157"><text:soft-page-break/>the estimated glass distortion = <text:span text:style-name="Strong_20_Emphasis">CSI</text:span> </text:p>
        </text:list-item>
      </text:list>
      <text:p text:style-name="Horizontal_20_Line"/>
      <text:h text:style-name="Heading_20_1" text:outline-level="1">The key trick: send known symbols</text:h>
      <text:p text:style-name="Text_20_body">A Wi-Fi packet is not only user data.</text:p>
      <text:p text:style-name="Text_20_body">It also contains special known parts, such as:</text:p>
      <text:list text:style-name="L81">
        <text:list-item>
          <text:p text:style-name="P160">preamble </text:p>
        </text:list-item>
        <text:list-item>
          <text:p text:style-name="P160">training fields </text:p>
        </text:list-item>
        <text:list-item>
          <text:p text:style-name="P159">pilot tones </text:p>
        </text:list-item>
      </text:list>
      <text:p text:style-name="Text_20_body">These are known to both transmitter and receiver by protocol design.</text:p>
      <text:p text:style-name="Text_20_body">So the receiver already knows:</text:p>
      <text:p text:style-name="Quotations">“At this moment, subcarrier 1 should contain this value, subcarrier 2 should contain that value…”</text:p>
      <text:p text:style-name="Text_20_body">Then it measures what actually arrived.</text:p>
      <text:p text:style-name="Horizontal_20_Line"/>
      <text:h text:style-name="Heading_20_1" text:outline-level="1">The simple math</text:h>
      <text:p text:style-name="Text_20_body">Let’s say on one subcarrier:</text:p>
      <text:p text:style-name="Text_20_body">Yk​=Hk​Xk​+Nk​ </text:p>
      <text:p text:style-name="Text_20_body">where:</text:p>
      <text:list text:style-name="L82">
        <text:list-item>
          <text:p text:style-name="P162">Xk​ = known transmitted symbol on subcarrier k </text:p>
        </text:list-item>
        <text:list-item>
          <text:p text:style-name="P162">Hk​ = channel on subcarrier k </text:p>
        </text:list-item>
        <text:list-item>
          <text:p text:style-name="P162">Yk​ = received symbol </text:p>
        </text:list-item>
        <text:list-item>
          <text:p text:style-name="P161">Nk​ = noise </text:p>
        </text:list-item>
      </text:list>
      <text:p text:style-name="Text_20_body">The receiver knows Xk​, and it measures Yk​.</text:p>
      <text:p text:style-name="Text_20_body">So it can estimate:</text:p>
      <text:p text:style-name="Text_20_body">Hk​≈Xk​Yk​​ </text:p>
      <text:p text:style-name="Text_20_body">This is the basic comparison.</text:p>
      <text:p text:style-name="Text_20_body">That’s the core idea.</text:p>
      <text:p text:style-name="Horizontal_20_Line"/>
      <text:h text:style-name="Heading_20_1" text:outline-level="1">Hidden intuition</text:h>
      <text:p text:style-name="Text_20_body">This formula is doing something very natural.</text:p>
      <text:p text:style-name="Text_20_body">It is asking:</text:p>
      <text:p text:style-name="Text_20_body"><text:soft-page-break/><text:span text:style-name="Strong_20_Emphasis">“How much scaling and phase rotation happened between sent and received?”</text:span></text:p>
      <text:p text:style-name="Text_20_body">Because the channel mostly does things like:</text:p>
      <text:list text:style-name="L83">
        <text:list-item>
          <text:p text:style-name="P164">weaken the signal </text:p>
        </text:list-item>
        <text:list-item>
          <text:p text:style-name="P164">delay it </text:p>
        </text:list-item>
        <text:list-item>
          <text:p text:style-name="P164">rotate phase </text:p>
        </text:list-item>
        <text:list-item>
          <text:p text:style-name="P163">mix paths together </text:p>
        </text:list-item>
      </text:list>
      <text:p text:style-name="Text_20_body">So if the receiver knows the input and sees the output, it can solve for the channel.</text:p>
      <text:p text:style-name="Text_20_body">This is why the known training signal is so important.</text:p>
      <text:p text:style-name="Text_20_body">Without knowing the input, you cannot cleanly estimate the channel.</text:p>
      <text:p text:style-name="Horizontal_20_Line"/>
      <text:h text:style-name="Heading_20_1" text:outline-level="1">A toy example</text:h>
      <text:p text:style-name="Text_20_body">Suppose the transmitter sends a known symbol:</text:p>
      <text:p text:style-name="Text_20_body">Xk​=1 </text:p>
      <text:p text:style-name="Text_20_body">If the receiver gets:</text:p>
      <text:p text:style-name="Text_20_body">Yk​=0.6ejπ/4 </text:p>
      <text:p text:style-name="Text_20_body">then:</text:p>
      <text:p text:style-name="Text_20_body">Hk​≈Xk​Yk​​=0.6ejπ/4 </text:p>
      <text:p text:style-name="Text_20_body">That means the channel on that subcarrier:</text:p>
      <text:list text:style-name="L84">
        <text:list-item>
          <text:p text:style-name="P166">reduced amplitude to 0.6 </text:p>
        </text:list-item>
        <text:list-item>
          <text:p text:style-name="P165">shifted phase by π/4 </text:p>
        </text:list-item>
      </text:list>
      <text:p text:style-name="Text_20_body">So the receiver learns both magnitude and phase change.</text:p>
      <text:p text:style-name="Text_20_body">That is CSI.</text:p>
      <text:p text:style-name="Horizontal_20_Line"/>
      <text:h text:style-name="Heading_20_1" text:outline-level="1">Why it works per subcarrier</text:h>
      <text:p text:style-name="Text_20_body">Wi-Fi uses OFDM, so the signal is split across many subcarriers.</text:p>
      <text:p text:style-name="Text_20_body">For each subcarrier k, the receiver can do this same comparison:</text:p>
      <text:p text:style-name="Text_20_body">H1​=X1​Y1​​,H2​=X2​Y2​​,… </text:p>
      <text:p text:style-name="Text_20_body">So instead of one channel estimate, it gets a whole set:</text:p>
      <text:p text:style-name="Text_20_body">[H1​,H2​,H3​,…,HK​] </text:p>
      <text:p text:style-name="Text_20_body">That collection is the channel information across frequency.</text:p>
      <text:p text:style-name="Horizontal_20_Line"/>
      <text:h text:style-name="Heading_20_1" text:outline-level="1"><text:soft-page-break/>Another analogy: exam answer key</text:h>
      <text:p text:style-name="Text_20_body">Suppose a student copies an answer sheet through a blurry photocopier.</text:p>
      <text:p text:style-name="Text_20_body">You know the original answer key.</text:p>
      <text:p text:style-name="Text_20_body">You compare:</text:p>
      <text:list text:style-name="L85">
        <text:list-item>
          <text:p text:style-name="P168">original answers </text:p>
        </text:list-item>
        <text:list-item>
          <text:p text:style-name="P167">copied answers </text:p>
        </text:list-item>
      </text:list>
      <text:p text:style-name="Text_20_body">From that, you can infer how the photocopier distorted the page.</text:p>
      <text:p text:style-name="Text_20_body">Same in Wi-Fi:</text:p>
      <text:list text:style-name="L86">
        <text:list-item>
          <text:p text:style-name="P170">original key = training symbols </text:p>
        </text:list-item>
        <text:list-item>
          <text:p text:style-name="P170">distorted copy = received symbols </text:p>
        </text:list-item>
        <text:list-item>
          <text:p text:style-name="P169">inferred photocopier effect = channel estimate </text:p>
        </text:list-item>
      </text:list>
      <text:p text:style-name="Horizontal_20_Line"/>
      <text:h text:style-name="Heading_20_1" text:outline-level="1">But how does the receiver know exactly where those known symbols are?</text:h>
      <text:p text:style-name="Text_20_body">Because Wi-Fi packets follow a fixed structure.</text:p>
      <text:p text:style-name="Text_20_body">The receiver is designed to know:</text:p>
      <text:list text:style-name="L87">
        <text:list-item>
          <text:p text:style-name="P172">packet start </text:p>
        </text:list-item>
        <text:list-item>
          <text:p text:style-name="P172">preamble format </text:p>
        </text:list-item>
        <text:list-item>
          <text:p text:style-name="P172">training field positions </text:p>
        </text:list-item>
        <text:list-item>
          <text:p text:style-name="P171">pilot subcarrier arrangement </text:p>
        </text:list-item>
      </text:list>
      <text:p text:style-name="Text_20_body">So the protocol itself tells the receiver:</text:p>
      <text:p text:style-name="Quotations">“This early part of the packet is known. Use it for synchronization and channel estimation.”</text:p>
      <text:p text:style-name="Text_20_body">This is not guessed. It is built into the standard.</text:p>
      <text:p text:style-name="Horizontal_20_Line"/>
      <text:h text:style-name="Heading_20_1" text:outline-level="1">What the receiver actually does in stages</text:h>
      <text:p text:style-name="Text_20_body">Very roughly:</text:p>
      <text:h text:style-name="Heading_20_2" text:outline-level="2">1. Detect packet arrival</text:h>
      <text:p text:style-name="Text_20_body">The receiver notices that a packet is coming.</text:p>
      <text:h text:style-name="Heading_20_2" text:outline-level="2"><text:soft-page-break/>2. Synchronize</text:h>
      <text:p text:style-name="Text_20_body">It aligns timing and frequency as best as possible.</text:p>
      <text:h text:style-name="Heading_20_2" text:outline-level="2">3. Read known training symbols</text:h>
      <text:p text:style-name="Text_20_body">These are predefined.</text:p>
      <text:h text:style-name="Heading_20_2" text:outline-level="2">4. Compare expected vs received</text:h>
      <text:p text:style-name="Text_20_body">Per subcarrier, it estimates the distortion.</text:p>
      <text:h text:style-name="Heading_20_2" text:outline-level="2">5. Build channel estimate</text:h>
      <text:p text:style-name="Text_20_body">This gives CSI.</text:p>
      <text:h text:style-name="Heading_20_2" text:outline-level="2">6. Use that estimate to decode the unknown data</text:h>
      <text:p text:style-name="Text_20_body">Once it knows the channel, it can better recover the real payload.</text:p>
      <text:p text:style-name="Text_20_body">So CSI is not some extra magic step.<text:line-break/>It is closely tied to normal Wi-Fi receiver operation.</text:p>
      <text:p text:style-name="Horizontal_20_Line"/>
      <text:h text:style-name="Heading_20_1" text:outline-level="1">Why the phase matters here</text:h>
      <text:p text:style-name="Text_20_body">The received signal is complex-valued.</text:p>
      <text:p text:style-name="Text_20_body">So the comparison is not just strength comparison.</text:p>
      <text:p text:style-name="Text_20_body">It also checks how much the signal rotated in phase.</text:p>
      <text:p text:style-name="Text_20_body">That is why:</text:p>
      <text:p text:style-name="Text_20_body">Hk​=Xk​Yk​​ </text:p>
      <text:p text:style-name="Text_20_body">is complex.</text:p>
      <text:p text:style-name="Text_20_body">Its:</text:p>
      <text:list text:style-name="L88">
        <text:list-item>
          <text:p text:style-name="P174">magnitude tells amplitude change </text:p>
        </text:list-item>
        <text:list-item>
          <text:p text:style-name="P173">angle tells phase change </text:p>
        </text:list-item>
      </text:list>
      <text:p text:style-name="Horizontal_20_Line"/>
      <text:h text:style-name="Heading_20_1" text:outline-level="1">In plain words</text:h>
      <text:p text:style-name="Text_20_body">The receiver does the comparison like this:</text:p>
      <text:p text:style-name="Quotations">“I know what symbol was supposed to be sent on this subcarrier.<text:line-break/>I measure what actually arrived.<text:line-break/>The difference tells me what the channel did.”</text:p>
      <text:p text:style-name="Text_20_body"><text:soft-page-break/>That’s it.</text:p>
      <text:p text:style-name="Horizontal_20_Line"/>
      <text:h text:style-name="Heading_20_1" text:outline-level="1">Why this matters for gait recognition</text:h>
      <text:p text:style-name="Text_20_body">When a person walks:</text:p>
      <text:list text:style-name="L89">
        <text:list-item>
          <text:p text:style-name="P176">reflections change </text:p>
        </text:list-item>
        <text:list-item>
          <text:p text:style-name="P176">delays change </text:p>
        </text:list-item>
        <text:list-item>
          <text:p text:style-name="P176">phase shifts change </text:p>
        </text:list-item>
        <text:list-item>
          <text:p text:style-name="P175">interference changes </text:p>
        </text:list-item>
      </text:list>
      <text:p text:style-name="Text_20_body">So Hk​ changes over time.</text:p>
      <text:p text:style-name="Text_20_body">By estimating this again and again for many packets, the receiver gets:</text:p>
      <text:p text:style-name="Text_20_body">Hk​(t) </text:p>
      <text:p text:style-name="Text_20_body">That time-varying CSI contains motion information.</text:p>
      <text:p text:style-name="Text_20_body">So gait recognition is built on repeated channel estimation over time.</text:p>
      <text:p text:style-name="Horizontal_20_Line"/>
      <text:h text:style-name="Heading_20_1" text:outline-level="1">One important beginner note</text:h>
      <text:p text:style-name="Text_20_body">In real hardware, it is not as perfectly clean as:</text:p>
      <text:p text:style-name="Text_20_body">Hk​=Xk​Yk​​ </text:p>
      <text:p text:style-name="Text_20_body">because there are also:</text:p>
      <text:list text:style-name="L90">
        <text:list-item>
          <text:p text:style-name="P178">noise </text:p>
        </text:list-item>
        <text:list-item>
          <text:p text:style-name="P178">synchronization errors </text:p>
        </text:list-item>
        <text:list-item>
          <text:p text:style-name="P178">carrier frequency offset </text:p>
        </text:list-item>
        <text:list-item>
          <text:p text:style-name="P178">sampling offset </text:p>
        </text:list-item>
        <text:list-item>
          <text:p text:style-name="P177">hardware imperfections </text:p>
        </text:list-item>
      </text:list>
      <text:p text:style-name="Text_20_body">So real receivers use smarter estimation and correction methods.</text:p>
      <text:p text:style-name="Text_20_body">But the beginner idea is exactly this ratio/comparison idea.</text:p>
      <text:p text:style-name="Horizontal_20_Line"/>
      <text:h text:style-name="Heading_20_1" text:outline-level="1">The one-line intuition to remember</text:h>
      <text:p text:style-name="Text_20_body"><text:span text:style-name="Strong_20_Emphasis">The receiver compares sent vs received by using known training symbols inside the packet, and from that it estimates how the channel changed the signal.</text:span></text:p>
      <text:p text:style-name="Horizontal_20_Line"/>
      <text:p text:style-name="Text_20_body"><text:soft-page-break/>Next, I can teach you this visually with a tiny made-up Wi-Fi packet example, where I show:<text:line-break/><text:span text:style-name="Strong_20_Emphasis">known symbol → distorted received symbol → estimated CSI</text:span><text:line-break/>step by step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09:42:10.546043237</meta:creation-date>
    <dc:date>2026-05-13T09:42:22.389601314</dc:date>
    <meta:editing-duration>PT11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8" meta:paragraph-count="993" meta:word-count="5887" meta:character-count="34767" meta:non-whitespace-character-count="28962"/>
  </office:meta>
</office:document-meta>
</file>